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withoutfill">
      <style:graphic-properties draw:fill="none" draw:textarea-vertical-align="middle"/>
    </style:style>
    <style:style style:name="gr3" style:family="graphic" style:parent-style-name="standard">
      <style:graphic-properties draw:textarea-horizontal-align="justify" draw:textarea-vertical-align="middle" draw:auto-grow-height="false"/>
    </style:style>
    <style:style style:name="gr4" style:family="graphic" style:parent-style-name="objectwithoutfill">
      <style:graphic-properties svg:stroke-width="0.081cm" draw:marker-start-width="0.321cm" draw:marker-end="Arrow" draw:marker-end-width="0.421cm" draw:fill="none" draw:textarea-vertical-align="middle" fo:padding-top="0.165cm" fo:padding-bottom="0.165cm" fo:padding-left="0.29cm" fo:padding-right="0.29cm"/>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6" style:family="graphic" style:parent-style-name="standard">
      <style:graphic-properties draw:stroke="none" svg:stroke-color="#000000" draw:fill="none" draw:fill-color="#ffffff" draw:textarea-horizontal-align="left" draw:auto-grow-height="true" draw:auto-grow-width="false" fo:min-height="0cm" fo:min-width="0cm"/>
    </style:style>
    <style:style style:name="gr7" style:family="graphic" style:parent-style-name="standard">
      <style:graphic-properties draw:fill="none" draw:textarea-horizontal-align="justify" draw:textarea-vertical-align="middle" draw:auto-grow-height="false" fo:min-height="0cm" fo:min-width="0cm"/>
    </style:style>
    <style:style style:name="gr8" style:family="graphic" style:parent-style-name="standard">
      <style:graphic-properties draw:stroke="dash" draw:stroke-dash="Ultrafine_20_2_20_Dots_20_3_20_Dashes" draw:fill="none" draw:textarea-horizontal-align="justify" draw:textarea-vertical-align="middle" draw:auto-grow-height="false"/>
    </style:style>
    <style:style style:name="gr9" style:family="graphic" style:parent-style-name="standard">
      <style:graphic-properties draw:stroke="none" svg:stroke-color="#000000" draw:fill="none" draw:fill-color="#ffffff" draw:auto-grow-height="true" draw:auto-grow-width="false" fo:max-height="0cm" fo:min-height="0cm"/>
    </style:style>
    <style:style style:name="gr10" style:family="graphic" style:parent-style-name="standard">
      <style:graphic-properties draw:stroke="none" svg:stroke-color="#000000" draw:fill="none" draw:fill-color="#ffffff" draw:auto-grow-height="true" draw:auto-grow-width="false" fo:max-height="0cm" fo:min-height="13.974cm"/>
    </style:style>
    <style:style style:name="gr11" style:family="graphic" style:parent-style-name="standard">
      <style:graphic-properties draw:stroke="none" svg:stroke-color="#000000" draw:fill="none" draw:fill-color="#ffffff" draw:textarea-horizontal-align="left" draw:auto-grow-height="true" draw:auto-grow-width="true" fo:min-height="0.712cm" fo:min-width="0cm"/>
    </style:style>
    <style:style style:name="gr12" style:family="graphic" style:parent-style-name="standard">
      <style:graphic-properties draw:stroke="none" svg:stroke-color="#000000" draw:fill="none" draw:fill-color="#ffffff" draw:textarea-horizontal-align="left" draw:auto-grow-height="true" draw:auto-grow-width="true" fo:min-height="0cm" fo:min-width="21.09cm"/>
    </style:style>
    <style:style style:name="gr13" style:family="graphic" style:parent-style-name="standard">
      <style:graphic-properties draw:stroke="none" svg:stroke-color="#000000" draw:fill="none" draw:fill-color="#ffffff" draw:textarea-horizontal-align="left" draw:auto-grow-height="true" draw:auto-grow-width="false" fo:min-height="0.26cm" fo:min-width="0cm"/>
    </style:style>
    <style:style style:name="gr14" style:family="graphic" style:parent-style-name="standard">
      <style:graphic-properties draw:stroke="none" svg:stroke-color="#000000" draw:fill="none" draw:fill-color="#ffffff" draw:textarea-horizontal-align="left" draw:auto-grow-height="true" draw:auto-grow-width="false" fo:min-height="0.26cm" fo:min-width="0.008cm"/>
    </style:style>
    <style:style style:name="gr15" style:family="graphic" style:parent-style-name="standard">
      <style:graphic-properties draw:stroke="none" svg:stroke-color="#000000" draw:fill="none" draw:fill-color="#ffffff" draw:textarea-horizontal-align="left" draw:auto-grow-height="true" draw:auto-grow-width="false" fo:min-height="0.26cm" fo:min-width="0.009cm"/>
    </style:style>
    <style:style style:name="gr16" style:family="graphic" style:parent-style-name="standard">
      <style:graphic-properties draw:stroke="none" svg:stroke-color="#000000" draw:fill="none" draw:fill-color="#ffffff" draw:textarea-horizontal-align="left" draw:auto-grow-height="true" draw:auto-grow-width="false" fo:min-height="0.26cm" fo:min-width="0.085cm"/>
    </style:style>
    <style:style style:name="gr17" style:family="graphic" style:parent-style-name="standard">
      <style:graphic-properties draw:stroke="none" svg:stroke-color="#000000" draw:fill="none" draw:fill-color="#ffffff" draw:textarea-horizontal-align="left" draw:auto-grow-height="true" draw:auto-grow-width="false" fo:min-height="14.228cm" fo:min-width="0cm"/>
    </style:style>
    <style:style style:name="gr18" style:family="graphic" style:parent-style-name="objectwithoutfill">
      <style:graphic-properties svg:stroke-width="0.081cm" draw:marker-start-width="0.321cm" draw:marker-end-width="0.321cm" draw:fill="none" draw:textarea-vertical-align="middle" fo:padding-top="0.165cm" fo:padding-bottom="0.165cm" fo:padding-left="0.29cm" fo:padding-right="0.29cm"/>
    </style:style>
    <style:style style:name="gr19" style:family="graphic" style:parent-style-name="objectwithoutfill">
      <style:graphic-properties draw:marker-end="Arrow" draw:marker-end-width="0.3cm" draw:fill="none" draw:textarea-vertical-align="middle"/>
    </style:style>
    <style:style style:name="gr20" style:family="graphic" style:parent-style-name="objectwithoutfill">
      <style:graphic-properties draw:marker-end="" draw:marker-end-width="0.3cm" draw:fill="none" draw:textarea-vertical-align="middle"/>
    </style:style>
    <style:style style:name="gr21" style:family="graphic" style:parent-style-name="standard">
      <style:graphic-properties draw:stroke="none" svg:stroke-color="#000000" draw:fill="none" draw:fill-color="#ffffff" draw:textarea-horizontal-align="left" draw:auto-grow-height="true" draw:auto-grow-width="true" fo:min-height="14.482cm" fo:min-width="10.168cm"/>
    </style:style>
    <style:style style:name="gr22" style:family="graphic" style:parent-style-name="standard">
      <style:graphic-properties draw:stroke="none" svg:stroke-color="#000000" draw:fill="none" draw:fill-color="#ffffff" draw:textarea-horizontal-align="left" draw:auto-grow-height="true" draw:auto-grow-width="false" fo:min-height="0.261cm" fo:min-width="0cm"/>
    </style:style>
    <style:style style:name="gr23" style:family="graphic" style:parent-style-name="standard">
      <style:graphic-properties draw:stroke="none" svg:stroke-color="#000000" draw:fill="none" draw:fill-color="#ffffff" draw:textarea-horizontal-align="left" draw:auto-grow-height="true" draw:auto-grow-width="false" fo:min-height="13.858cm" fo:min-width="0cm"/>
    </style:style>
    <style:style style:name="gr24" style:family="graphic" style:parent-style-name="objectwithoutfill">
      <style:graphic-properties draw:stroke="dash" draw:stroke-dash="Ultrafine_20_2_20_Dots_20_3_20_Dashes" draw:fill="none" draw:textarea-vertical-align="middle"/>
    </style:style>
    <style:style style:name="pr1" style:family="presentation" style:parent-style-name="Default-subtitle">
      <style:graphic-properties draw:fill-color="#ffffff" fo:min-height="16.255cm"/>
    </style:style>
    <style:style style:name="pr2" style:family="presentation" style:parent-style-name="Default-notes">
      <style:graphic-properties draw:fill-color="#ffffff" fo:min-height="12.572cm"/>
    </style:style>
    <style:style style:name="pr3" style:family="presentation" style:parent-style-name="Default-title">
      <style:graphic-properties fo:min-height="3.506cm"/>
    </style:style>
    <style:style style:name="P1" style:family="paragraph">
      <style:text-properties fo:font-size="20pt"/>
    </style:style>
    <style:style style:name="P2" style:family="paragraph">
      <style:paragraph-properties fo:text-align="center"/>
    </style:style>
    <style:style style:name="P3" style:family="paragraph">
      <style:text-properties fo:font-size="16pt" style:font-size-asian="16pt" style:font-size-complex="16pt"/>
    </style:style>
    <style:style style:name="P4" style:family="paragraph">
      <style:text-properties fo:font-size="18pt" style:font-size-asian="18pt" style:font-size-complex="18pt"/>
    </style:style>
    <style:style style:name="P5" style:family="paragraph">
      <style:text-properties fo:font-size="18pt"/>
    </style:style>
    <style:style style:name="P6" style:family="paragraph">
      <style:text-properties style:text-position="-33% 58%"/>
    </style:style>
    <style:style style:name="P7" style:family="paragraph">
      <style:text-properties fo:font-size="18pt" fo:font-weight="bold" style:font-weight-asian="bold" style:font-weight-complex="bold"/>
    </style:style>
    <style:style style:name="T1" style:family="text">
      <style:text-properties fo:font-size="16pt" style:font-size-asian="16pt" style:font-size-complex="16pt"/>
    </style:style>
    <style:style style:name="T2" style:family="text">
      <style:text-properties style:text-underline-style="solid" style:text-underline-width="auto" style:text-underline-color="font-color"/>
    </style:style>
    <style:style style:name="T3" style:family="text">
      <style:text-properties fo:font-size="18pt" style:font-size-asian="18pt" style:font-size-complex="18pt"/>
    </style:style>
    <style:style style:name="T4" style:family="text">
      <style:text-properties fo:font-size="18pt"/>
    </style:style>
    <style:style style:name="T5" style:family="text">
      <style:text-properties fo:font-size="18pt" style:text-underline-style="solid" style:text-underline-width="auto" style:text-underline-color="font-color"/>
    </style:style>
    <style:style style:name="T6" style:family="text">
      <style:text-properties fo:font-size="18pt" fo:font-weight="bold" style:font-weight-asian="bold" style:font-weight-complex="bold"/>
    </style:style>
    <style:style style:name="T7" style:family="text">
      <style:text-properties fo:font-size="18pt" fo:font-weight="normal" style:font-size-asian="18pt" style:font-weight-asian="normal" style:font-size-complex="18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32">
        <draw:frame presentation:style-name="pr1" draw:layer="layout" svg:width="25.199cm" svg:height="16.255cm" svg:x="1.4cm" svg:y="0.837cm" presentation:class="subtitle">
          <draw:text-box>
            <text:p>The scale design uses one Load Cell Amplifier per Load Sensor (4 total).</text:p>
            <text:p/>
            <text:p>These slides describe:</text:p>
            <text:p>1) how to connect 1 load sensor to an amplifier</text:p>
            <text:p>2) how to calibrate 4 independent load sensors</text:p>
            <text:p>3) how to calculate weight and center of gravity</text:p>
          </draw:text-box>
        </draw:frame>
        <presentation:notes draw:style-name="dp2">
          <draw:page-thumbnail draw:style-name="gr1" draw:layer="layout" svg:width="13.968cm" svg:height="10.476cm" svg:x="3.81cm" svg:y="2.123cm" draw:page-number="1" presentation:class="page"/>
          <draw:frame presentation:style-name="pr2" draw:text-style-name="P1" draw:layer="layout" svg:width="17.271cm" svg:height="12.572cm" svg:x="2.159cm" svg:y="13.271cm" presentation:class="notes" presentation:placeholder="true">
            <draw:text-box/>
          </draw:frame>
        </presentation:notes>
      </draw:page>
      <draw:page draw:name="page2" draw:style-name="dp1" draw:master-page-name="Default" presentation:presentation-page-layout-name="AL1T32">
        <draw:frame presentation:style-name="pr1" draw:layer="layout" svg:width="25.199cm" svg:height="16.255cm" svg:x="1.4cm" svg:y="0.837cm" presentation:class="subtitle">
          <draw:text-box>
            <text:p>The Load Sensor Circuit</text:p>
          </draw:text-box>
        </draw:frame>
        <presentation:notes draw:style-name="dp2">
          <draw:page-thumbnail draw:style-name="gr1" draw:layer="layout" svg:width="13.968cm" svg:height="10.476cm" svg:x="3.81cm" svg:y="2.123cm" draw:page-number="2" presentation:class="page"/>
          <draw:frame presentation:style-name="pr2" draw:text-style-name="P1"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draw:frame presentation:style-name="pr3" draw:layer="layout" svg:width="25.199cm" svg:height="3.506cm" svg:x="1.4cm" svg:y="0.837cm" presentation:class="title" presentation:user-transformed="true">
          <draw:text-box>
            <text:p>The Load Sensor circuit</text:p>
          </draw:text-box>
        </draw:frame>
        <draw:line draw:style-name="gr2" draw:text-style-name="P2" draw:layer="layout" svg:x1="12.055cm" svg:y1="18.08cm" svg:x2="12.055cm" svg:y2="5.888cm">
          <text:p/>
        </draw:line>
        <draw:line draw:style-name="gr2" draw:text-style-name="P2" draw:layer="layout" svg:x1="12.082cm" svg:y1="12.138cm" svg:x2="9.505cm" svg:y2="12.138cm">
          <text:p/>
        </draw:line>
        <draw:custom-shape draw:style-name="gr3" draw:text-style-name="P2" draw:layer="layout" svg:width="4.064cm" svg:height="0.762cm" draw:transform="rotate (1.5707963267949) translate (11.655cm 11.406cm)">
          <text:p/>
          <draw:enhanced-geometry svg:viewBox="0 0 21600 21600" draw:type="rectangle" draw:enhanced-path="M 0 0 L 21600 0 21600 21600 0 21600 0 0 Z N"/>
        </draw:custom-shape>
        <draw:custom-shape draw:style-name="gr3" draw:text-style-name="P2" draw:layer="layout" svg:width="4.064cm" svg:height="0.762cm" draw:transform="rotate (-1.5707963267949) translate (12.416cm 12.642cm)">
          <text:p/>
          <draw:enhanced-geometry svg:viewBox="0 0 21600 21600" draw:type="rectangle" draw:enhanced-path="M 0 0 L 21600 0 21600 21600 0 21600 0 0 Z N"/>
        </draw:custom-shape>
        <draw:line draw:style-name="gr4" draw:text-style-name="P2" draw:layer="layout" svg:x1="11.042cm" svg:y1="9.927cm" svg:x2="13.437cm" svg:y2="8.814cm">
          <text:p/>
        </draw:line>
        <draw:frame draw:style-name="gr5" draw:layer="layout" svg:width="1.311cm" svg:height="0.962cm" svg:x="10.129cm" svg:y="7.92cm">
          <draw:text-box>
            <text:p>R1</text:p>
          </draw:text-box>
        </draw:frame>
        <draw:frame draw:style-name="gr5" draw:layer="layout" svg:width="1.311cm" svg:height="0.962cm" svg:x="10.13cm" svg:y="14.12cm">
          <draw:text-box>
            <text:p>R2</text:p>
          </draw:text-box>
        </draw:frame>
        <draw:line draw:style-name="gr2" draw:text-style-name="P2" draw:layer="layout" svg:x1="12.083cm" svg:y1="18.08cm" svg:x2="9.506cm" svg:y2="18.08cm">
          <text:p/>
        </draw:line>
        <draw:line draw:style-name="gr2" draw:text-style-name="P2" draw:layer="layout" svg:x1="12.083cm" svg:y1="5.938cm" svg:x2="9.506cm" svg:y2="5.938cm">
          <text:p/>
        </draw:line>
        <draw:frame draw:style-name="gr5" draw:text-style-name="P3" draw:layer="layout" svg:width="1.535cm" svg:height="0.886cm" svg:x="7.682cm" svg:y="11.738cm">
          <draw:text-box>
            <text:p><text:span text:style-name="T1">Red</text:span></text:p>
          </draw:text-box>
        </draw:frame>
        <draw:frame draw:style-name="gr5" draw:text-style-name="P3" draw:layer="layout" svg:width="1.946cm" svg:height="0.886cm" svg:x="7.683cm" svg:y="17.638cm">
          <draw:text-box>
            <text:p><text:span text:style-name="T1">White</text:span></text:p>
          </draw:text-box>
        </draw:frame>
        <draw:frame draw:style-name="gr5" draw:text-style-name="P3" draw:layer="layout" svg:width="1.886cm" svg:height="0.886cm" svg:x="7.683cm" svg:y="5.538cm">
          <draw:text-box>
            <text:p><text:span text:style-name="T1">Black</text:span></text:p>
          </draw:text-box>
        </draw:frame>
        <draw:frame draw:style-name="gr6" draw:layer="layout" svg:width="10.056cm" svg:height="0.962cm" svg:x="14.328cm" svg:y="14.516cm">
          <draw:text-box>
            <text:p>R2 <text:s/>remains constant with weight</text:p>
          </draw:text-box>
        </draw:frame>
        <draw:frame draw:style-name="gr6" draw:layer="layout" svg:width="10.056cm" svg:height="0.962cm" svg:x="14.328cm" svg:y="8.217cm">
          <draw:text-box>
            <text:p>R1 <text:span text:style-name="T2">de</text:span>creases slightly with weight</text:p>
          </draw:text-box>
        </draw:frame>
        <draw:frame draw:style-name="gr5" draw:layer="layout" svg:width="2.957cm" svg:height="0.962cm" svg:x="4.034cm" svg:y="5.462cm">
          <draw:text-box>
            <text:p>E+ (Vcc)</text:p>
          </draw:text-box>
        </draw:frame>
        <draw:frame draw:style-name="gr5" draw:layer="layout" svg:width="3.148cm" svg:height="0.962cm" svg:x="4.064cm" svg:y="17.499cm">
          <draw:text-box>
            <text:p>E- (GND)</text:p>
          </draw:text-box>
        </draw:frame>
        <draw:frame draw:style-name="gr5" draw:layer="layout" svg:width="1.298cm" svg:height="0.962cm" svg:x="4.064cm" svg:y="11.612cm">
          <draw:text-box>
            <text:p>S+</text:p>
          </draw:text-box>
        </draw:frame>
        <draw:frame draw:style-name="gr6" draw:layer="layout" svg:width="13.268cm" svg:height="0.962cm" svg:x="13.032cm" svg:y="11.684cm">
          <draw:text-box>
            <text:p>Red (S+) voltage should increase with weight</text:p>
          </draw:text-box>
        </draw:frame>
        <presentation:notes draw:style-name="dp2">
          <draw:page-thumbnail draw:style-name="gr1" draw:layer="layout" svg:width="13.968cm" svg:height="10.476cm" svg:x="3.81cm" svg:y="2.123cm" draw:page-number="3" presentation:class="page"/>
          <draw:frame presentation:style-name="pr2" draw:layer="layout" svg:width="17.271cm" svg:height="12.572cm" svg:x="2.159cm" svg:y="13.271cm" presentation:class="notes" presentation:placeholder="true">
            <draw:text-box/>
          </draw:frame>
        </presentation:notes>
      </draw:page>
      <draw:page draw:name="page4" draw:style-name="dp1" draw:master-page-name="Default" presentation:presentation-page-layout-name="AL3T0">
        <draw:frame presentation:style-name="pr3" draw:layer="layout" svg:width="25.199cm" svg:height="3.506cm" svg:x="1.4cm" svg:y="0.837cm" presentation:class="title">
          <draw:text-box>
            <text:p>A Wheatstone Bridge</text:p>
          </draw:text-box>
        </draw:frame>
        <draw:custom-shape draw:style-name="gr7" draw:text-style-name="P2" draw:layer="layout" svg:width="7.34cm" svg:height="7.34cm" draw:transform="rotate (-0.785398163397449) translate (13.081cm 6.662cm)">
          <text:p/>
          <draw:enhanced-geometry svg:viewBox="0 0 21600 21600" draw:mirror-horizontal="false" draw:mirror-vertical="false" draw:type="rectangle" draw:enhanced-path="M 0 0 L 21600 0 21600 21600 0 21600 0 0 Z N"/>
        </draw:custom-shape>
        <draw:line draw:style-name="gr2" draw:text-style-name="P2" draw:layer="layout" svg:x1="13.054cm" svg:y1="6.662cm" svg:x2="13.054cm" svg:y2="5.08cm">
          <text:p/>
        </draw:line>
        <draw:line draw:style-name="gr2" draw:text-style-name="P2" draw:layer="layout" svg:x1="13.054cm" svg:y1="18.662cm" svg:x2="13.054cm" svg:y2="17.08cm">
          <text:p/>
        </draw:line>
        <draw:line draw:style-name="gr2" draw:text-style-name="P2" draw:layer="layout" svg:x1="7.891cm" svg:y1="11.838cm" svg:x2="6.604cm" svg:y2="11.838cm">
          <text:p/>
        </draw:line>
        <draw:line draw:style-name="gr2" draw:text-style-name="P2" draw:layer="layout" svg:x1="19.492cm" svg:y1="11.838cm" svg:x2="18.205cm" svg:y2="11.838cm">
          <text:p/>
        </draw:line>
        <draw:frame draw:style-name="gr5" draw:layer="layout" svg:width="2.957cm" svg:height="0.962cm" svg:x="13.462cm" svg:y="4.572cm">
          <draw:text-box>
            <text:p>E+ (Vcc)</text:p>
          </draw:text-box>
        </draw:frame>
        <draw:frame draw:style-name="gr5" draw:text-style-name="P4" draw:layer="layout" svg:width="3.148cm" svg:height="0.962cm" svg:x="13.463cm" svg:y="18.272cm">
          <draw:text-box>
            <text:p><text:span text:style-name="T3">E- (GND)</text:span></text:p>
          </draw:text-box>
        </draw:frame>
        <draw:frame draw:style-name="gr5" draw:layer="layout" svg:width="1.137cm" svg:height="0.962cm" svg:x="19.812cm" svg:y="11.43cm">
          <draw:text-box>
            <text:p>S-</text:p>
          </draw:text-box>
        </draw:frame>
        <draw:frame draw:style-name="gr5" draw:layer="layout" svg:width="1.298cm" svg:height="0.962cm" svg:x="5.212cm" svg:y="11.43cm">
          <draw:text-box>
            <text:p>S+</text:p>
          </draw:text-box>
        </draw:frame>
        <draw:custom-shape draw:style-name="gr3" draw:text-style-name="P2" draw:layer="layout" svg:width="4.064cm" svg:height="0.762cm" draw:transform="rotate (0.785398163397448) translate (14.028cm 15.542cm)">
          <text:p/>
          <draw:enhanced-geometry svg:viewBox="0 0 21600 21600" draw:type="rectangle" draw:enhanced-path="M 0 0 L 21600 0 21600 21600 0 21600 0 0 Z N"/>
        </draw:custom-shape>
        <draw:custom-shape draw:style-name="gr3" draw:text-style-name="P2" draw:layer="layout" svg:width="4.064cm" svg:height="0.762cm" draw:transform="rotate (0.785398163397448) translate (8.928cm 10.242cm)">
          <text:p/>
          <draw:enhanced-geometry svg:viewBox="0 0 21600 21600" draw:type="rectangle" draw:enhanced-path="M 0 0 L 21600 0 21600 21600 0 21600 0 0 Z N"/>
        </draw:custom-shape>
        <draw:custom-shape draw:style-name="gr3" draw:text-style-name="P2" draw:layer="layout" svg:width="4.064cm" svg:height="0.762cm" draw:transform="rotate (-0.785398163397448) translate (14.266cm 7.368cm)">
          <text:p/>
          <draw:enhanced-geometry svg:viewBox="0 0 21600 21600" draw:type="rectangle" draw:enhanced-path="M 0 0 L 21600 0 21600 21600 0 21600 0 0 Z N"/>
        </draw:custom-shape>
        <draw:custom-shape draw:style-name="gr3" draw:text-style-name="P2" draw:layer="layout" svg:width="4.064cm" svg:height="0.762cm" draw:transform="rotate (-0.785398163397448) translate (9.167cm 12.668cm)">
          <text:p/>
          <draw:enhanced-geometry svg:viewBox="0 0 21600 21600" draw:type="rectangle" draw:enhanced-path="M 0 0 L 21600 0 21600 21600 0 21600 0 0 Z N"/>
        </draw:custom-shape>
        <draw:custom-shape draw:style-name="gr8" draw:text-style-name="P2" draw:layer="layout" svg:width="6.096cm" svg:height="10.922cm" svg:x="7.366cm" svg:y="6.35cm">
          <text:p/>
          <draw:enhanced-geometry svg:viewBox="0 0 21600 21600" draw:type="rectangle" draw:enhanced-path="M 0 0 L 21600 0 21600 21600 0 21600 0 0 Z N"/>
        </draw:custom-shape>
        <draw:frame draw:style-name="gr5" draw:layer="layout" svg:width="5.362cm" svg:height="0.962cm" svg:x="7.692cm" svg:y="17.272cm">
          <draw:text-box>
            <text:p>The Load Sensor</text:p>
          </draw:text-box>
        </draw:frame>
        <draw:frame draw:style-name="gr5" draw:layer="layout" svg:width="1.311cm" svg:height="0.962cm" svg:x="8.928cm" svg:y="7.62cm">
          <draw:text-box>
            <text:p>R1</text:p>
          </draw:text-box>
        </draw:frame>
        <draw:frame draw:style-name="gr5" draw:layer="layout" svg:width="1.311cm" svg:height="0.962cm" svg:x="8.929cm" svg:y="14.82cm">
          <draw:text-box>
            <text:p>R2</text:p>
          </draw:text-box>
        </draw:frame>
        <draw:frame draw:style-name="gr5" draw:layer="layout" svg:width="1.311cm" svg:height="0.962cm" svg:x="16.13cm" svg:y="14.82cm">
          <draw:text-box>
            <text:p>R4</text:p>
          </draw:text-box>
        </draw:frame>
        <draw:frame draw:style-name="gr5" draw:layer="layout" svg:width="1.311cm" svg:height="0.962cm" svg:x="15.929cm" svg:y="7.62cm">
          <draw:text-box>
            <text:p>R3</text:p>
          </draw:text-box>
        </draw:frame>
        <presentation:notes draw:style-name="dp2">
          <draw:page-thumbnail draw:style-name="gr1" draw:layer="layout" svg:width="13.968cm" svg:height="10.476cm" svg:x="3.81cm" svg:y="2.123cm" draw:page-number="4" presentation:class="page"/>
          <draw:frame presentation:style-name="pr2"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draw:line draw:style-name="gr2" draw:text-style-name="P2" draw:layer="layout" svg:x1="18.654cm" svg:y1="18.08cm" svg:x2="18.654cm" svg:y2="5.888cm">
          <text:p/>
        </draw:line>
        <draw:frame draw:style-name="gr5" draw:layer="layout" svg:width="2.428cm" svg:height="0.962cm" svg:x="18.062cm" svg:y="5.072cm">
          <draw:text-box>
            <text:p>5V <text:s/>E+</text:p>
          </draw:text-box>
        </draw:frame>
        <draw:frame draw:style-name="gr5" draw:layer="layout" svg:width="2.902cm" svg:height="0.962cm" svg:x="17.663cm" svg:y="18.072cm">
          <draw:text-box>
            <text:p>GND <text:s/>E-</text:p>
          </draw:text-box>
        </draw:frame>
        <draw:frame presentation:style-name="pr3" draw:layer="layout" svg:width="25.199cm" svg:height="5.221cm" svg:x="1.4cm" svg:y="-0.02cm" presentation:class="title" presentation:user-transformed="true">
          <draw:text-box>
            <text:p>An easier way to think about<text:line-break/>a Wheatstone Bridge:<text:line-break/>It is two voltage dividers</text:p>
          </draw:text-box>
        </draw:frame>
        <draw:line draw:style-name="gr2" draw:text-style-name="P2" draw:layer="layout" svg:x1="10.354cm" svg:y1="18.08cm" svg:x2="10.354cm" svg:y2="5.888cm">
          <text:p/>
        </draw:line>
        <draw:line draw:style-name="gr2" draw:text-style-name="P2" draw:layer="layout" svg:x1="10.354cm" svg:y1="12.138cm" svg:x2="6.604cm" svg:y2="12.138cm">
          <text:p/>
        </draw:line>
        <draw:line draw:style-name="gr2" draw:text-style-name="P2" draw:layer="layout" svg:x1="22.792cm" svg:y1="12.138cm" svg:x2="18.654cm" svg:y2="12.138cm">
          <text:p/>
        </draw:line>
        <draw:frame draw:style-name="gr5" draw:layer="layout" svg:width="2.428cm" svg:height="0.962cm" svg:x="9.762cm" svg:y="5.072cm">
          <draw:text-box>
            <text:p>5V <text:s/>E+</text:p>
          </draw:text-box>
        </draw:frame>
        <draw:frame draw:style-name="gr5" draw:layer="layout" svg:width="2.902cm" svg:height="0.962cm" svg:x="9.363cm" svg:y="18.072cm">
          <draw:text-box>
            <text:p>GND <text:s/>E-</text:p>
          </draw:text-box>
        </draw:frame>
        <draw:frame draw:style-name="gr5" draw:layer="layout" svg:width="2.267cm" svg:height="0.962cm" svg:x="23.112cm" svg:y="11.73cm">
          <draw:text-box>
            <text:p>V2 <text:s/>S-</text:p>
          </draw:text-box>
        </draw:frame>
        <draw:frame draw:style-name="gr5" draw:layer="layout" svg:width="2.428cm" svg:height="0.962cm" svg:x="4.212cm" svg:y="11.73cm">
          <draw:text-box>
            <text:p>V1 <text:s/>S+</text:p>
          </draw:text-box>
        </draw:frame>
        <draw:custom-shape draw:style-name="gr3" draw:text-style-name="P2" draw:layer="layout" svg:width="4.064cm" svg:height="0.762cm" draw:transform="rotate (1.5707963267949) translate (9.954cm 11.406cm)">
          <text:p/>
          <draw:enhanced-geometry svg:viewBox="0 0 21600 21600" draw:type="rectangle" draw:enhanced-path="M 0 0 L 21600 0 21600 21600 0 21600 0 0 Z N"/>
        </draw:custom-shape>
        <draw:custom-shape draw:style-name="gr3" draw:text-style-name="P2" draw:layer="layout" svg:width="4.064cm" svg:height="0.762cm" draw:transform="rotate (-1.5707963267949) translate (10.715cm 12.642cm)">
          <text:p/>
          <draw:enhanced-geometry svg:viewBox="0 0 21600 21600" draw:type="rectangle" draw:enhanced-path="M 0 0 L 21600 0 21600 21600 0 21600 0 0 Z N"/>
        </draw:custom-shape>
        <draw:custom-shape draw:style-name="gr8" draw:text-style-name="P2" draw:layer="layout" svg:width="6.096cm" svg:height="10.922cm" svg:x="7.366cm" svg:y="6.65cm">
          <text:p/>
          <draw:enhanced-geometry svg:viewBox="0 0 21600 21600" draw:type="rectangle" draw:enhanced-path="M 0 0 L 21600 0 21600 21600 0 21600 0 0 Z N"/>
        </draw:custom-shape>
        <draw:frame draw:style-name="gr5" draw:layer="layout" svg:width="1.311cm" svg:height="0.962cm" svg:x="8.428cm" svg:y="7.92cm">
          <draw:text-box>
            <text:p>R1</text:p>
          </draw:text-box>
        </draw:frame>
        <draw:frame draw:style-name="gr5" draw:layer="layout" svg:width="1.311cm" svg:height="0.962cm" svg:x="8.429cm" svg:y="14.12cm">
          <draw:text-box>
            <text:p>R2</text:p>
          </draw:text-box>
        </draw:frame>
        <draw:frame draw:style-name="gr5" draw:layer="layout" svg:width="1.311cm" svg:height="0.962cm" svg:x="19.43cm" svg:y="15.12cm">
          <draw:text-box>
            <text:p>R4</text:p>
          </draw:text-box>
        </draw:frame>
        <draw:frame draw:style-name="gr5" draw:layer="layout" svg:width="1.311cm" svg:height="0.962cm" svg:x="19.229cm" svg:y="7.92cm">
          <draw:text-box>
            <text:p>R3</text:p>
          </draw:text-box>
        </draw:frame>
        <draw:custom-shape draw:style-name="gr3" draw:text-style-name="P2" draw:layer="layout" svg:width="4.064cm" svg:height="0.762cm" draw:transform="rotate (1.5707963267949) translate (18.255cm 11.406cm)">
          <text:p/>
          <draw:enhanced-geometry svg:viewBox="0 0 21600 21600" draw:type="rectangle" draw:enhanced-path="M 0 0 L 21600 0 21600 21600 0 21600 0 0 Z N"/>
        </draw:custom-shape>
        <draw:custom-shape draw:style-name="gr3" draw:text-style-name="P2" draw:layer="layout" svg:width="4.064cm" svg:height="0.762cm" draw:transform="rotate (-1.5707963267949) translate (19.016cm 12.642cm)">
          <text:p/>
          <draw:enhanced-geometry svg:viewBox="0 0 21600 21600" draw:type="rectangle" draw:enhanced-path="M 0 0 L 21600 0 21600 21600 0 21600 0 0 Z N"/>
        </draw:custom-shape>
        <draw:frame draw:style-name="gr9" draw:layer="layout" svg:width="24.892cm" svg:height="0.962cm" svg:x="1.016cm" svg:y="19.304cm">
          <draw:text-box>
            <text:p>V1 = V2 only if 5V / (R1 + R2) * R2 = 5V / (R3 + R4) * R4. That is, R1:R2 as R3:R4</text:p>
          </draw:text-box>
        </draw:frame>
        <presentation:notes draw:style-name="dp2">
          <draw:page-thumbnail draw:style-name="gr1" draw:layer="layout" svg:width="13.968cm" svg:height="10.476cm" svg:x="3.81cm" svg:y="2.123cm" draw:page-number="5" presentation:class="page"/>
          <draw:frame presentation:style-name="pr2"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draw:frame presentation:style-name="pr3" draw:layer="layout" svg:width="25.199cm" svg:height="3.506cm" svg:x="1.4cm" svg:y="0.837cm" presentation:class="title" presentation:user-transformed="true">
          <draw:text-box>
            <text:p>Using a Load Cell Amplifier</text:p>
          </draw:text-box>
        </draw:frame>
        <draw:line draw:style-name="gr2" draw:text-style-name="P2" draw:layer="layout" svg:x1="15.055cm" svg:y1="16.68cm" svg:x2="15.055cm" svg:y2="4.488cm">
          <text:p/>
        </draw:line>
        <draw:frame draw:style-name="gr5" draw:layer="layout" svg:width="1.277cm" svg:height="0.962cm" svg:x="14.463cm" svg:y="3.672cm">
          <draw:text-box>
            <text:p>5V</text:p>
          </draw:text-box>
        </draw:frame>
        <draw:frame draw:style-name="gr5" draw:layer="layout" svg:width="1.912cm" svg:height="0.962cm" svg:x="14.064cm" svg:y="16.672cm">
          <draw:text-box>
            <text:p>GND</text:p>
          </draw:text-box>
        </draw:frame>
        <draw:line draw:style-name="gr2" draw:text-style-name="P2" draw:layer="layout" svg:x1="5.555cm" svg:y1="16.68cm" svg:x2="5.555cm" svg:y2="4.488cm">
          <text:p/>
        </draw:line>
        <draw:line draw:style-name="gr2" draw:text-style-name="P2" draw:layer="layout" svg:x1="10.33cm" svg:y1="10.738cm" svg:x2="5.605cm" svg:y2="10.738cm">
          <text:p/>
        </draw:line>
        <draw:line draw:style-name="gr2" draw:text-style-name="P2" draw:layer="layout" svg:x1="15.093cm" svg:y1="10.738cm" svg:x2="11.43cm" svg:y2="10.738cm">
          <text:p/>
        </draw:line>
        <draw:frame draw:style-name="gr5" draw:layer="layout" svg:width="1.277cm" svg:height="0.962cm" svg:x="4.963cm" svg:y="3.672cm">
          <draw:text-box>
            <text:p>5V</text:p>
          </draw:text-box>
        </draw:frame>
        <draw:frame draw:style-name="gr5" draw:layer="layout" svg:width="1.912cm" svg:height="0.962cm" svg:x="4.564cm" svg:y="16.672cm">
          <draw:text-box>
            <text:p>GND</text:p>
          </draw:text-box>
        </draw:frame>
        <draw:frame draw:style-name="gr5" draw:layer="layout" svg:width="1.277cm" svg:height="0.962cm" svg:x="12.713cm" svg:y="9.83cm">
          <draw:text-box>
            <text:p>V2</text:p>
          </draw:text-box>
        </draw:frame>
        <draw:frame draw:style-name="gr5" draw:layer="layout" svg:width="1.277cm" svg:height="0.962cm" svg:x="7.313cm" svg:y="9.83cm">
          <draw:text-box>
            <text:p>V1</text:p>
          </draw:text-box>
        </draw:frame>
        <draw:custom-shape draw:style-name="gr3" draw:text-style-name="P2" draw:layer="layout" svg:width="4.064cm" svg:height="0.762cm" draw:transform="rotate (1.5707963267949) translate (5.155cm 10.006cm)">
          <text:p/>
          <draw:enhanced-geometry svg:viewBox="0 0 21600 21600" draw:type="rectangle" draw:enhanced-path="M 0 0 L 21600 0 21600 21600 0 21600 0 0 Z N"/>
        </draw:custom-shape>
        <draw:custom-shape draw:style-name="gr3" draw:text-style-name="P2" draw:layer="layout" svg:width="4.064cm" svg:height="0.762cm" draw:transform="rotate (-1.5707963267949) translate (5.916cm 11.242cm)">
          <text:p/>
          <draw:enhanced-geometry svg:viewBox="0 0 21600 21600" draw:type="rectangle" draw:enhanced-path="M 0 0 L 21600 0 21600 21600 0 21600 0 0 Z N"/>
        </draw:custom-shape>
        <draw:line draw:style-name="gr4" draw:text-style-name="P2" draw:layer="layout" svg:x1="4.542cm" svg:y1="8.527cm" svg:x2="6.937cm" svg:y2="7.414cm">
          <text:p/>
        </draw:line>
        <draw:custom-shape draw:style-name="gr8" draw:text-style-name="P2" draw:layer="layout" svg:width="6.096cm" svg:height="10.922cm" svg:x="2.567cm" svg:y="5.25cm">
          <text:p/>
          <draw:enhanced-geometry svg:viewBox="0 0 21600 21600" draw:type="rectangle" draw:enhanced-path="M 0 0 L 21600 0 21600 21600 0 21600 0 0 Z N"/>
        </draw:custom-shape>
        <draw:frame draw:style-name="gr5" draw:layer="layout" svg:width="1.311cm" svg:height="0.962cm" svg:x="3.629cm" svg:y="6.52cm">
          <draw:text-box>
            <text:p>R1</text:p>
          </draw:text-box>
        </draw:frame>
        <draw:frame draw:style-name="gr5" draw:layer="layout" svg:width="1.311cm" svg:height="0.962cm" svg:x="3.63cm" svg:y="12.72cm">
          <draw:text-box>
            <text:p>R2</text:p>
          </draw:text-box>
        </draw:frame>
        <draw:frame draw:style-name="gr5" draw:layer="layout" svg:width="1.311cm" svg:height="0.962cm" svg:x="15.831cm" svg:y="13.72cm">
          <draw:text-box>
            <text:p>R4</text:p>
          </draw:text-box>
        </draw:frame>
        <draw:frame draw:style-name="gr5" draw:layer="layout" svg:width="1.311cm" svg:height="0.962cm" svg:x="15.63cm" svg:y="6.52cm">
          <draw:text-box>
            <text:p>R3</text:p>
          </draw:text-box>
        </draw:frame>
        <draw:custom-shape draw:style-name="gr3" draw:text-style-name="P2" draw:layer="layout" svg:width="4.064cm" svg:height="0.762cm" draw:transform="rotate (1.5707963267949) translate (14.656cm 10.006cm)">
          <text:p/>
          <draw:enhanced-geometry svg:viewBox="0 0 21600 21600" draw:type="rectangle" draw:enhanced-path="M 0 0 L 21600 0 21600 21600 0 21600 0 0 Z N"/>
        </draw:custom-shape>
        <draw:custom-shape draw:style-name="gr3" draw:text-style-name="P2" draw:layer="layout" svg:width="4.064cm" svg:height="0.762cm" draw:transform="rotate (-1.5707963267949) translate (15.417cm 11.242cm)">
          <text:p/>
          <draw:enhanced-geometry svg:viewBox="0 0 21600 21600" draw:type="rectangle" draw:enhanced-path="M 0 0 L 21600 0 21600 21600 0 21600 0 0 Z N"/>
        </draw:custom-shape>
        <draw:custom-shape draw:style-name="gr3" draw:text-style-name="P2" draw:layer="layout" svg:width="2.286cm" svg:height="2.286cm" draw:transform="rotate (-3.14159265358979) translate (12.054cm 15.908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2" draw:text-style-name="P2" draw:layer="layout" svg:x1="11.43cm" svg:y1="13.622cm" svg:x2="11.43cm" svg:y2="10.738cm">
          <text:p/>
        </draw:line>
        <draw:line draw:style-name="gr2" draw:text-style-name="P2" draw:layer="layout" svg:x1="10.33cm" svg:y1="13.622cm" svg:x2="10.33cm" svg:y2="10.738cm">
          <text:p/>
        </draw:line>
        <draw:line draw:style-name="gr2" draw:text-style-name="P2" draw:layer="layout" svg:x1="10.922cm" svg:y1="15.908cm" svg:x2="10.922cm" svg:y2="19.896cm">
          <text:p/>
        </draw:line>
        <draw:line draw:style-name="gr2" draw:text-style-name="P2" draw:layer="layout" svg:x1="10.922cm" svg:y1="19.896cm" svg:x2="11.938cm" svg:y2="19.896cm">
          <text:p/>
        </draw:line>
        <draw:frame draw:style-name="gr5" draw:layer="layout" svg:width="4.342cm" svg:height="0.962cm" svg:x="11.892cm" svg:y="19.342cm">
          <draw:text-box>
            <text:p>(V1-V2) * 128</text:p>
          </draw:text-box>
        </draw:frame>
        <draw:frame draw:style-name="gr10" draw:layer="layout" svg:width="8.128cm" svg:height="14.224cm" svg:x="19.05cm" svg:y="4.826cm">
          <draw:text-box>
            <text:p>Tiny differences in V1-V2 are amplified.</text:p>
            <text:p/>
            <text:p>A slight change in R1 and R2 causes a slight change in V1, which causes a change in (V1-V2) * 128.</text:p>
            <text:p/>
            <text:p>That final value is digitized and reported by the HX711. That value is proportional to the change in R1 and R2, which is proportional to the weight on the Load Sensor.</text:p>
          </draw:text-box>
        </draw:frame>
        <draw:frame draw:style-name="gr5" draw:layer="layout" svg:width="0.875cm" svg:height="0.962cm" svg:x="9.298cm" svg:y="12.754cm">
          <draw:text-box>
            <text:p>+</text:p>
          </draw:text-box>
        </draw:frame>
        <draw:frame draw:style-name="gr5" draw:layer="layout" svg:width="0.714cm" svg:height="0.962cm" svg:x="11.399cm" svg:y="12.754cm">
          <draw:text-box>
            <text:p>-</text:p>
          </draw:text-box>
        </draw:frame>
        <presentation:notes draw:style-name="dp2">
          <draw:page-thumbnail draw:style-name="gr1" draw:layer="layout" svg:width="13.968cm" svg:height="10.476cm" svg:x="3.81cm" svg:y="2.123cm" draw:page-number="6" presentation:class="page"/>
          <draw:frame presentation:style-name="pr2"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draw:frame presentation:style-name="pr3" draw:layer="layout" svg:width="25.199cm" svg:height="3.506cm" svg:x="1.4cm" svg:y="0.837cm" presentation:class="title" presentation:user-transformed="true">
          <draw:text-box>
            <text:p>Choosing R3 and R4</text:p>
          </draw:text-box>
        </draw:frame>
        <draw:line draw:style-name="gr2" draw:text-style-name="P2" draw:layer="layout" svg:x1="15.055cm" svg:y1="16.68cm" svg:x2="15.055cm" svg:y2="4.488cm">
          <text:p/>
        </draw:line>
        <draw:frame draw:style-name="gr5" draw:layer="layout" svg:width="1.277cm" svg:height="0.962cm" svg:x="14.463cm" svg:y="3.672cm">
          <draw:text-box>
            <text:p>5V</text:p>
          </draw:text-box>
        </draw:frame>
        <draw:frame draw:style-name="gr5" draw:layer="layout" svg:width="1.912cm" svg:height="0.962cm" svg:x="14.064cm" svg:y="16.672cm">
          <draw:text-box>
            <text:p>GND</text:p>
          </draw:text-box>
        </draw:frame>
        <draw:line draw:style-name="gr2" draw:text-style-name="P2" draw:layer="layout" svg:x1="5.555cm" svg:y1="16.68cm" svg:x2="5.555cm" svg:y2="4.488cm">
          <text:p/>
        </draw:line>
        <draw:line draw:style-name="gr2" draw:text-style-name="P2" draw:layer="layout" svg:x1="10.33cm" svg:y1="10.738cm" svg:x2="5.605cm" svg:y2="10.738cm">
          <text:p/>
        </draw:line>
        <draw:line draw:style-name="gr2" draw:text-style-name="P2" draw:layer="layout" svg:x1="15.093cm" svg:y1="10.738cm" svg:x2="11.43cm" svg:y2="10.738cm">
          <text:p/>
        </draw:line>
        <draw:frame draw:style-name="gr5" draw:layer="layout" svg:width="1.277cm" svg:height="0.962cm" svg:x="4.963cm" svg:y="3.672cm">
          <draw:text-box>
            <text:p>5V</text:p>
          </draw:text-box>
        </draw:frame>
        <draw:frame draw:style-name="gr5" draw:layer="layout" svg:width="1.912cm" svg:height="0.962cm" svg:x="4.564cm" svg:y="16.672cm">
          <draw:text-box>
            <text:p>GND</text:p>
          </draw:text-box>
        </draw:frame>
        <draw:frame draw:style-name="gr5" draw:layer="layout" svg:width="1.277cm" svg:height="0.962cm" svg:x="12.713cm" svg:y="9.83cm">
          <draw:text-box>
            <text:p>V2</text:p>
          </draw:text-box>
        </draw:frame>
        <draw:frame draw:style-name="gr5" draw:layer="layout" svg:width="1.277cm" svg:height="0.962cm" svg:x="7.313cm" svg:y="9.83cm">
          <draw:text-box>
            <text:p>V1</text:p>
          </draw:text-box>
        </draw:frame>
        <draw:custom-shape draw:style-name="gr3" draw:text-style-name="P2" draw:layer="layout" svg:width="4.064cm" svg:height="0.762cm" draw:transform="rotate (1.5707963267949) translate (5.155cm 10.006cm)">
          <text:p/>
          <draw:enhanced-geometry svg:viewBox="0 0 21600 21600" draw:type="rectangle" draw:enhanced-path="M 0 0 L 21600 0 21600 21600 0 21600 0 0 Z N"/>
        </draw:custom-shape>
        <draw:custom-shape draw:style-name="gr3" draw:text-style-name="P2" draw:layer="layout" svg:width="4.064cm" svg:height="0.762cm" draw:transform="rotate (-1.5707963267949) translate (5.916cm 11.242cm)">
          <text:p/>
          <draw:enhanced-geometry svg:viewBox="0 0 21600 21600" draw:type="rectangle" draw:enhanced-path="M 0 0 L 21600 0 21600 21600 0 21600 0 0 Z N"/>
        </draw:custom-shape>
        <draw:line draw:style-name="gr4" draw:text-style-name="P2" draw:layer="layout" svg:x1="4.542cm" svg:y1="8.527cm" svg:x2="6.937cm" svg:y2="7.414cm">
          <text:p/>
        </draw:line>
        <draw:custom-shape draw:style-name="gr8" draw:text-style-name="P2" draw:layer="layout" svg:width="6.096cm" svg:height="10.922cm" svg:x="2.567cm" svg:y="5.25cm">
          <text:p/>
          <draw:enhanced-geometry svg:viewBox="0 0 21600 21600" draw:type="rectangle" draw:enhanced-path="M 0 0 L 21600 0 21600 21600 0 21600 0 0 Z N"/>
        </draw:custom-shape>
        <draw:frame draw:style-name="gr5" draw:layer="layout" svg:width="1.311cm" svg:height="0.962cm" svg:x="3.629cm" svg:y="6.52cm">
          <draw:text-box>
            <text:p>R1</text:p>
          </draw:text-box>
        </draw:frame>
        <draw:frame draw:style-name="gr5" draw:layer="layout" svg:width="1.311cm" svg:height="0.962cm" svg:x="3.63cm" svg:y="12.72cm">
          <draw:text-box>
            <text:p>R2</text:p>
          </draw:text-box>
        </draw:frame>
        <draw:frame draw:style-name="gr5" draw:layer="layout" svg:width="1.311cm" svg:height="0.962cm" svg:x="15.831cm" svg:y="13.72cm">
          <draw:text-box>
            <text:p>R4</text:p>
          </draw:text-box>
        </draw:frame>
        <draw:frame draw:style-name="gr5" draw:layer="layout" svg:width="1.311cm" svg:height="0.962cm" svg:x="15.63cm" svg:y="6.52cm">
          <draw:text-box>
            <text:p>R3</text:p>
          </draw:text-box>
        </draw:frame>
        <draw:custom-shape draw:style-name="gr3" draw:text-style-name="P2" draw:layer="layout" svg:width="4.064cm" svg:height="0.762cm" draw:transform="rotate (1.5707963267949) translate (14.656cm 10.006cm)">
          <text:p/>
          <draw:enhanced-geometry svg:viewBox="0 0 21600 21600" draw:type="rectangle" draw:enhanced-path="M 0 0 L 21600 0 21600 21600 0 21600 0 0 Z N"/>
        </draw:custom-shape>
        <draw:custom-shape draw:style-name="gr3" draw:text-style-name="P2" draw:layer="layout" svg:width="4.064cm" svg:height="0.762cm" draw:transform="rotate (-1.5707963267949) translate (15.417cm 11.242cm)">
          <text:p/>
          <draw:enhanced-geometry svg:viewBox="0 0 21600 21600" draw:type="rectangle" draw:enhanced-path="M 0 0 L 21600 0 21600 21600 0 21600 0 0 Z N"/>
        </draw:custom-shape>
        <draw:custom-shape draw:style-name="gr3" draw:text-style-name="P2" draw:layer="layout" svg:width="2.286cm" svg:height="2.286cm" draw:transform="rotate (-3.14159265358979) translate (12.054cm 15.908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2" draw:text-style-name="P2" draw:layer="layout" svg:x1="11.43cm" svg:y1="13.622cm" svg:x2="11.43cm" svg:y2="10.738cm">
          <text:p/>
        </draw:line>
        <draw:line draw:style-name="gr2" draw:text-style-name="P2" draw:layer="layout" svg:x1="10.33cm" svg:y1="13.622cm" svg:x2="10.33cm" svg:y2="10.738cm">
          <text:p/>
        </draw:line>
        <draw:line draw:style-name="gr2" draw:text-style-name="P2" draw:layer="layout" svg:x1="10.922cm" svg:y1="15.908cm" svg:x2="10.922cm" svg:y2="19.896cm">
          <text:p/>
        </draw:line>
        <draw:line draw:style-name="gr2" draw:text-style-name="P2" draw:layer="layout" svg:x1="10.922cm" svg:y1="19.896cm" svg:x2="11.938cm" svg:y2="19.896cm">
          <text:p/>
        </draw:line>
        <draw:frame draw:style-name="gr5" draw:layer="layout" svg:width="4.837cm" svg:height="0.962cm" svg:x="11.892cm" svg:y="19.342cm">
          <draw:text-box>
            <text:p>(V2 – V1) * 128</text:p>
          </draw:text-box>
        </draw:frame>
        <draw:frame draw:style-name="gr10" draw:layer="layout" svg:width="8.128cm" svg:height="14.224cm" svg:x="19.05cm" svg:y="3.326cm">
          <draw:text-box>
            <text:p>Because the Load Sensor's R1 is closely matched to R2, we must choose R3 and R4 to be nearly equal to each other. If they aren't, there will be a large voltage difference between V1 and V2, and the amplified difference will be too large to digitize.</text:p>
            <text:p/>
            <text:p>A pair of +/-0.1%, 1K resistors may vary by as much 2 ohms (1 + 1 ohm), so we buy several 0.1% 1K resistors and pick a pair of them that are very close to the same resistance.</text:p>
          </draw:text-box>
        </draw:frame>
        <presentation:notes draw:style-name="dp2">
          <draw:page-thumbnail draw:style-name="gr1" draw:layer="layout" svg:width="13.968cm" svg:height="10.476cm" svg:x="3.81cm" svg:y="2.123cm" draw:page-number="7" presentation:class="page"/>
          <draw:frame presentation:style-name="pr2"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draw:frame presentation:style-name="pr3" draw:layer="layout" svg:width="25.199cm" svg:height="3.506cm" svg:x="1.4cm" svg:y="0.837cm" presentation:class="title" presentation:user-transformed="true">
          <draw:text-box>
            <text:p>Measuring a resistor pair</text:p>
          </draw:text-box>
        </draw:frame>
        <draw:line draw:style-name="gr2" draw:text-style-name="P2" draw:layer="layout" svg:x1="15.055cm" svg:y1="18.38cm" svg:x2="15.055cm" svg:y2="6.188cm">
          <text:p/>
        </draw:line>
        <draw:line draw:style-name="gr2" draw:text-style-name="P2" draw:layer="layout" svg:x1="5.555cm" svg:y1="18.38cm" svg:x2="5.555cm" svg:y2="6.188cm">
          <text:p/>
        </draw:line>
        <draw:line draw:style-name="gr2" draw:text-style-name="P2" draw:layer="layout" svg:x1="8.89cm" svg:y1="12.438cm" svg:x2="5.605cm" svg:y2="12.438cm">
          <text:p/>
        </draw:line>
        <draw:line draw:style-name="gr2" draw:text-style-name="P2" draw:layer="layout" svg:x1="15.093cm" svg:y1="12.438cm" svg:x2="11.43cm" svg:y2="12.438cm">
          <text:p/>
        </draw:line>
        <draw:frame draw:style-name="gr5" draw:layer="layout" svg:width="4.257cm" svg:height="0.962cm" svg:x="8.33cm" svg:y="3.923cm">
          <draw:text-box>
            <text:p>E+ Amp RED</text:p>
          </draw:text-box>
        </draw:frame>
        <draw:frame draw:style-name="gr5" draw:layer="layout" svg:width="4.418cm" svg:height="0.962cm" svg:x="9.264cm" svg:y="19.788cm">
          <draw:text-box>
            <text:p>E- (Amp BLK)</text:p>
          </draw:text-box>
        </draw:frame>
        <draw:frame draw:style-name="gr5" draw:layer="layout" svg:width="3.393cm" svg:height="1.673cm" svg:x="11.213cm" svg:y="11.63cm">
          <draw:text-box>
            <text:p>S-</text:p>
            <text:p>Amp GRN</text:p>
          </draw:text-box>
        </draw:frame>
        <draw:frame draw:style-name="gr5" draw:layer="layout" svg:width="3.643cm" svg:height="1.673cm" svg:x="7.313cm" svg:y="11.53cm">
          <draw:text-box>
            <text:p>S+</text:p>
            <text:p>Amp WHT)</text:p>
          </draw:text-box>
        </draw:frame>
        <draw:custom-shape draw:style-name="gr3" draw:text-style-name="P2" draw:layer="layout" svg:width="4.064cm" svg:height="0.762cm" draw:transform="rotate (1.5707963267949) translate (5.155cm 11.706cm)">
          <text:p/>
          <draw:enhanced-geometry svg:viewBox="0 0 21600 21600" draw:type="rectangle" draw:enhanced-path="M 0 0 L 21600 0 21600 21600 0 21600 0 0 Z N"/>
        </draw:custom-shape>
        <draw:custom-shape draw:style-name="gr3" draw:text-style-name="P2" draw:layer="layout" svg:width="4.064cm" svg:height="0.762cm" draw:transform="rotate (-1.5707963267949) translate (5.916cm 12.942cm)">
          <text:p/>
          <draw:enhanced-geometry svg:viewBox="0 0 21600 21600" draw:type="rectangle" draw:enhanced-path="M 0 0 L 21600 0 21600 21600 0 21600 0 0 Z N"/>
        </draw:custom-shape>
        <draw:line draw:style-name="gr4" draw:text-style-name="P2" draw:layer="layout" svg:x1="4.542cm" svg:y1="10.227cm" svg:x2="6.937cm" svg:y2="9.114cm">
          <text:p/>
        </draw:line>
        <draw:custom-shape draw:style-name="gr8" draw:text-style-name="P2" draw:layer="layout" svg:width="3.757cm" svg:height="10.922cm" svg:x="3.556cm" svg:y="6.95cm">
          <text:p/>
          <draw:enhanced-geometry svg:viewBox="0 0 21600 21600" draw:type="rectangle" draw:enhanced-path="M 0 0 L 21600 0 21600 21600 0 21600 0 0 Z N"/>
        </draw:custom-shape>
        <draw:frame draw:style-name="gr5" draw:layer="layout" svg:width="1.311cm" svg:height="0.962cm" svg:x="3.629cm" svg:y="8.22cm">
          <draw:text-box>
            <text:p>R1</text:p>
          </draw:text-box>
        </draw:frame>
        <draw:frame draw:style-name="gr5" draw:layer="layout" svg:width="1.311cm" svg:height="0.962cm" svg:x="3.63cm" svg:y="14.42cm">
          <draw:text-box>
            <text:p>R2</text:p>
          </draw:text-box>
        </draw:frame>
        <draw:frame draw:style-name="gr5" draw:layer="layout" svg:width="1.311cm" svg:height="0.962cm" svg:x="15.831cm" svg:y="15.42cm">
          <draw:text-box>
            <text:p>R4</text:p>
          </draw:text-box>
        </draw:frame>
        <draw:frame draw:style-name="gr5" draw:layer="layout" svg:width="1.383cm" svg:height="0.962cm" svg:x="15.63cm" svg:y="8.22cm">
          <draw:text-box>
            <text:p>RA</text:p>
          </draw:text-box>
        </draw:frame>
        <draw:custom-shape draw:style-name="gr3" draw:text-style-name="P2" draw:layer="layout" svg:width="4.064cm" svg:height="0.762cm" draw:transform="rotate (1.5707963267949) translate (14.656cm 11.706cm)">
          <text:p/>
          <draw:enhanced-geometry svg:viewBox="0 0 21600 21600" draw:type="rectangle" draw:enhanced-path="M 0 0 L 21600 0 21600 21600 0 21600 0 0 Z N"/>
        </draw:custom-shape>
        <draw:custom-shape draw:style-name="gr3" draw:text-style-name="P2" draw:layer="layout" svg:width="4.064cm" svg:height="0.762cm" draw:transform="rotate (-1.5707963267949) translate (15.417cm 12.942cm)">
          <text:p/>
          <draw:enhanced-geometry svg:viewBox="0 0 21600 21600" draw:type="rectangle" draw:enhanced-path="M 0 0 L 21600 0 21600 21600 0 21600 0 0 Z N"/>
        </draw:custom-shape>
        <draw:frame draw:style-name="gr10" draw:layer="layout" svg:width="8.128cm" svg:height="15.893cm" svg:x="17.272cm" svg:y="4.343cm">
          <draw:text-box>
            <text:p>Measure the difference in a pair of resistors in the following way:</text:p>
            <text:p>1) Pick two resistors from the set of 1K ohm, 0.1% resistors. <text:s/>Mark or note which ones they are.</text:p>
            <text:p>2) Put them in this circuit as RA and RB.</text:p>
            <text:p>3) Measure the Load Cell Amplifier output with no weight on the Load Sensor. <text:s/>Call that Vab.</text:p>
            <text:p>4) Swap RA and RB</text:p>
            <text:p>5) Measure the output again. <text:s/>Call that Vba.</text:p>
            <text:p>6) The error is |Vba – Vab|</text:p>
            <text:p/>
            <text:p>Do this with several resistors and pick the pair that has the minimal difference.</text:p>
          </draw:text-box>
        </draw:frame>
        <draw:line draw:style-name="gr2" draw:text-style-name="P2" draw:layer="layout" svg:x1="5.555cm" svg:y1="18.38cm" svg:x2="15.055cm" svg:y2="18.38cm">
          <text:p/>
        </draw:line>
        <draw:line draw:style-name="gr2" draw:text-style-name="P2" draw:layer="layout" svg:x1="9.906cm" svg:y1="18.38cm" svg:x2="9.906cm" svg:y2="19.788cm">
          <text:p/>
        </draw:line>
        <draw:frame draw:style-name="gr11" draw:layer="layout" svg:width="2.123cm" svg:height="0.962cm" svg:x="3.41cm" svg:y="17.942cm">
          <draw:text-box>
            <text:p>White</text:p>
          </draw:text-box>
        </draw:frame>
        <draw:frame draw:style-name="gr11" draw:layer="layout" svg:width="2.051cm" svg:height="0.962cm" svg:x="3.411cm" svg:y="6.042cm">
          <draw:text-box>
            <text:p>Black</text:p>
          </draw:text-box>
        </draw:frame>
        <draw:frame draw:style-name="gr11" draw:layer="layout" svg:width="1.662cm" svg:height="0.962cm" svg:x="5.555cm" svg:y="11.606cm">
          <draw:text-box>
            <text:p>Red</text:p>
          </draw:text-box>
        </draw:frame>
        <draw:line draw:style-name="gr2" draw:text-style-name="P2" draw:layer="layout" svg:x1="5.555cm" svg:y1="6.188cm" svg:x2="15.055cm" svg:y2="6.188cm">
          <text:p/>
        </draw:line>
        <draw:line draw:style-name="gr2" draw:text-style-name="P2" draw:layer="layout" svg:x1="9.906cm" svg:y1="4.78cm" svg:x2="9.906cm" svg:y2="6.188cm">
          <text:p/>
        </draw:line>
        <presentation:notes draw:style-name="dp2">
          <draw:page-thumbnail draw:style-name="gr1" draw:layer="layout" svg:width="13.968cm" svg:height="10.476cm" svg:x="3.81cm" svg:y="2.123cm" draw:page-number="8" presentation:class="page"/>
          <draw:frame presentation:style-name="pr2" draw:layer="layout" svg:width="17.271cm" svg:height="12.572cm" svg:x="2.159cm" svg:y="13.271cm" presentation:class="notes" presentation:placeholder="true">
            <draw:text-box/>
          </draw:frame>
        </presentation:notes>
      </draw:page>
      <draw:page draw:name="page9" draw:style-name="dp1" draw:master-page-name="Default" presentation:presentation-page-layout-name="AL1T32">
        <draw:frame presentation:style-name="pr1" draw:layer="layout" svg:width="25.199cm" svg:height="16.255cm" svg:x="1.4cm" svg:y="0.837cm" presentation:class="subtitle">
          <draw:text-box>
            <text:p>Calibrating 4 separate load sensors.</text:p>
            <text:p/>
            <text:p>This scale design calls for a separate amplifier for each load sensor, letting the Arduino see the value for each separate load sensor instead of mixing the 4 load sensors' output with a Load Sensor Combinator Board.</text:p>
          </draw:text-box>
        </draw:frame>
        <presentation:notes draw:style-name="dp2">
          <draw:page-thumbnail draw:style-name="gr1" draw:layer="layout" svg:width="13.968cm" svg:height="10.476cm" svg:x="3.81cm" svg:y="2.123cm" draw:page-number="9" presentation:class="page"/>
          <draw:frame presentation:style-name="pr2"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draw:frame presentation:style-name="pr3" draw:layer="layout" svg:width="25.199cm" svg:height="3.506cm" svg:x="1.4cm" svg:y="0.837cm" presentation:class="title">
          <draw:text-box>
            <text:p>Calibrating one Load Sensor</text:p>
          </draw:text-box>
        </draw:frame>
        <draw:frame draw:style-name="gr12" draw:text-style-name="P5" draw:layer="layout" svg:width="21.59cm" svg:height="7.361cm" svg:x="5.588cm" svg:y="6.096cm">
          <draw:text-box>
            <text:p><text:span text:style-name="T4">The HX711 library assumes that the resistance of the load sensor</text:span></text:p>
            <text:p><text:span text:style-name="T4">changes </text:span><text:span text:style-name="T5">linearly</text:span><text:span text:style-name="T4"> with the weight applied to it.</text:span></text:p>
            <text:p><text:span text:style-name="T4"/></text:p>
            <text:p><text:span text:style-name="T4">Formula for a line: Y = M * X + B</text:span></text:p>
            <text:p><text:span text:style-name="T4">X is Weight</text:span></text:p>
            <text:p><text:span text:style-name="T4">Y is reported raw value from the amplifier.</text:span></text:p>
            <text:p><text:span text:style-name="T4"/></text:p>
            <text:p><text:span text:style-name="T4">Given two {X, Y} pairs, you can calculate M (SCALE) and B (OFFSET):</text:span></text:p>
            <text:p><text:span text:style-name="T4">M = (X2 – X1) / Y2 – Y1)</text:span></text:p>
            <text:p><text:span text:style-name="T4">B = Y1 – M * X1</text:span></text:p>
          </draw:text-box>
        </draw:frame>
        <presentation:notes draw:style-name="dp2">
          <draw:page-thumbnail draw:style-name="gr1" draw:layer="layout" svg:width="13.968cm" svg:height="10.476cm" svg:x="3.81cm" svg:y="2.123cm" draw:page-number="10" presentation:class="page"/>
          <draw:frame presentation:style-name="pr2" draw:text-style-name="P1"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draw:frame presentation:style-name="pr3" draw:layer="layout" svg:width="25.199cm" svg:height="5.221cm" svg:x="1.4cm" svg:y="-0.02cm" presentation:class="title" presentation:user-transformed="true">
          <draw:text-box>
            <text:p>Calibrating 4 Load Sensors:<text:line-break/>put the weight at the center<text:line-break/>of the rectangle</text:p>
          </draw:text-box>
        </draw:frame>
        <draw:custom-shape draw:style-name="gr7" draw:text-style-name="P2" draw:layer="layout" svg:width="11.684cm" svg:height="11.684cm" svg:x="2.882cm" svg:y="6.889cm">
          <text:p/>
          <draw:enhanced-geometry svg:viewBox="0 0 21600 21600" draw:mirror-horizontal="false" draw:mirror-vertical="false" draw:type="rectangle" draw:enhanced-path="M 0 0 L 21600 0 21600 21600 0 21600 0 0 Z N"/>
        </draw:custom-shape>
        <draw:frame draw:style-name="gr13" draw:layer="layout" svg:width="0.925cm" svg:height="0.962cm" svg:x="1.612cm" svg:y="18.573cm">
          <draw:text-box>
            <text:p>A</text:p>
          </draw:text-box>
        </draw:frame>
        <draw:frame draw:style-name="gr14" draw:layer="layout" svg:width="0.959cm" svg:height="0.962cm" svg:x="1.613cm" svg:y="5.973cm">
          <draw:text-box>
            <text:p>D</text:p>
          </draw:text-box>
        </draw:frame>
        <draw:frame draw:style-name="gr13" draw:text-style-name="P6" draw:layer="layout" svg:width="0.925cm" svg:height="0.962cm" svg:x="14.912cm" svg:y="18.573cm">
          <draw:text-box>
            <text:p>B</text:p>
          </draw:text-box>
        </draw:frame>
        <draw:frame draw:style-name="gr15" draw:layer="layout" svg:width="0.959cm" svg:height="0.962cm" svg:x="14.913cm" svg:y="5.973cm">
          <draw:text-box>
            <text:p>C</text:p>
          </draw:text-box>
        </draw:frame>
        <draw:line draw:style-name="gr2" draw:text-style-name="P2" draw:layer="layout" svg:x1="9.134cm" svg:y1="12.301cm" svg:x2="8.372cm" svg:y2="13.317cm">
          <text:p/>
        </draw:line>
        <draw:line draw:style-name="gr2" draw:text-style-name="P2" draw:layer="layout" svg:x1="9.145cm" svg:y1="13.309cm" svg:x2="8.361cm" svg:y2="12.31cm">
          <text:p/>
        </draw:line>
        <draw:line draw:style-name="gr2" draw:text-style-name="P2" draw:layer="layout" svg:x1="14.566cm" svg:y1="12.809cm" svg:x2="2.882cm" svg:y2="12.809cm">
          <text:p/>
        </draw:line>
        <draw:line draw:style-name="gr2" draw:text-style-name="P2" draw:layer="layout" svg:x1="8.78cm" svg:y1="18.573cm" svg:x2="8.78cm" svg:y2="6.889cm">
          <text:p/>
        </draw:line>
        <draw:frame draw:style-name="gr16" draw:layer="layout" svg:width="1.103cm" svg:height="0.962cm" svg:x="9.134cm" svg:y="11.539cm">
          <draw:text-box>
            <text:p>W</text:p>
          </draw:text-box>
        </draw:frame>
        <draw:frame draw:style-name="gr17" draw:layer="layout" svg:width="9.652cm" svg:height="14.478cm" svg:x="17.526cm" svg:y="5.443cm">
          <draw:text-box>
            <text:p>When a weight W is an equal distance from the 4 Load Sensors A B C and D, each Load Sensor sees ¼ of the weight.</text:p>
            <text:p/>
            <text:p>Place a known weight in the center of the scale, and read the values from the Load Sensors A B C and D. <text:s/>Separately record X (W/4), and Y for each Load Sensor.</text:p>
            <text:p>Repeat the process for at least one more weight.</text:p>
            <text:p>Then calculate M (SCALE) and B (OFFSET) separately for each Load Sensor.</text:p>
            <text:p/>
            <text:p/>
          </draw:text-box>
        </draw:frame>
        <presentation:notes draw:style-name="dp2">
          <draw:page-thumbnail draw:style-name="gr1" draw:layer="layout" svg:width="13.968cm" svg:height="10.476cm" svg:x="3.81cm" svg:y="2.123cm" draw:page-number="11" presentation:class="page"/>
          <draw:frame presentation:style-name="pr2"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1T32">
        <draw:frame presentation:style-name="pr1" draw:layer="layout" svg:width="25.199cm" svg:height="16.255cm" svg:x="1.4cm" svg:y="0.837cm" presentation:class="subtitle">
          <draw:text-box>
            <text:p>Measuring Weight and Center of Gravity</text:p>
            <text:p>from the readings from the 4 Load Sensors</text:p>
          </draw:text-box>
        </draw:frame>
        <presentation:notes draw:style-name="dp2">
          <draw:page-thumbnail draw:style-name="gr1" draw:layer="layout" svg:width="13.968cm" svg:height="10.476cm" svg:x="3.81cm" svg:y="2.123cm" draw:page-number="12" presentation:class="page"/>
          <draw:frame presentation:style-name="pr2" draw:text-style-name="P1"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draw:custom-shape draw:style-name="gr3" draw:text-style-name="P2" draw:layer="layout" svg:width="1.524cm" svg:height="1.524cm" draw:transform="rotate (-3.14159265358979) translate (22.052cm 17.474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frame presentation:style-name="pr3" draw:layer="layout" svg:width="25.199cm" svg:height="3.506cm" svg:x="1.4cm" svg:y="0.837cm" presentation:class="title" presentation:user-transformed="true">
          <draw:text-box>
            <text:p>Background:<text:line-break/>The statics of “Class 1 levers”</text:p>
          </draw:text-box>
        </draw:frame>
        <draw:line draw:style-name="gr18" draw:text-style-name="P2" draw:layer="layout" svg:x1="5.588cm" svg:y1="7.874cm" svg:x2="21.336cm" svg:y2="7.874cm">
          <text:p/>
        </draw:line>
        <draw:custom-shape draw:style-name="gr3" draw:text-style-name="P2" draw:layer="layout" svg:width="1.524cm" svg:height="1.524cm" draw:transform="rotate (-3.14159265358979) translate (9.652cm 7.874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3" draw:text-style-name="P2" draw:layer="layout" svg:width="1.27cm" svg:height="1.524cm" svg:x="5.042cm" svg:y="7.882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 draw:text-style-name="P2" draw:layer="layout" svg:width="1.27cm" svg:height="1.524cm" svg:x="20.643cm" svg:y="7.883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11" draw:text-style-name="P5" draw:layer="layout" svg:width="1.103cm" svg:height="0.962cm" svg:x="9.532cm" svg:y="6.503cm">
          <draw:text-box>
            <text:p><text:span text:style-name="T4">W</text:span></text:p>
          </draw:text-box>
        </draw:frame>
        <draw:line draw:style-name="gr19" draw:text-style-name="P2" draw:layer="layout" svg:x1="8.89cm" svg:y1="7.874cm" svg:x2="8.89cm" svg:y2="12.954cm">
          <text:p/>
        </draw:line>
        <draw:line draw:style-name="gr19" draw:text-style-name="P2" draw:layer="layout" svg:x1="5.69cm" svg:y1="7.874cm" svg:x2="5.69cm" svg:y2="12.192cm">
          <text:p/>
        </draw:line>
        <draw:line draw:style-name="gr19" draw:text-style-name="P2" draw:layer="layout" svg:x1="21.29cm" svg:y1="7.883cm" svg:x2="21.29cm" svg:y2="10.414cm">
          <text:p/>
        </draw:line>
        <draw:frame draw:style-name="gr11" draw:text-style-name="P5" draw:layer="layout" svg:width="1.455cm" svg:height="0.962cm" svg:x="6.333cm" svg:y="8.303cm">
          <draw:text-box>
            <text:p><text:span text:style-name="T4">W1</text:span></text:p>
          </draw:text-box>
        </draw:frame>
        <draw:frame draw:style-name="gr11" draw:text-style-name="P5" draw:layer="layout" svg:width="1.455cm" svg:height="0.962cm" svg:x="21.934cm" svg:y="8.303cm">
          <draw:text-box>
            <text:p><text:span text:style-name="T4">W2</text:span></text:p>
          </draw:text-box>
        </draw:frame>
        <draw:line draw:style-name="gr18" draw:text-style-name="P2" draw:layer="layout" svg:x1="5.588cm" svg:y1="17.474cm" svg:x2="21.336cm" svg:y2="17.474cm">
          <text:p/>
        </draw:line>
        <draw:custom-shape draw:style-name="gr3" draw:text-style-name="P2" draw:layer="layout" svg:width="1.524cm" svg:height="1.524cm" draw:transform="rotate (-3.14159265358979) translate (6.452cm 17.474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3" draw:text-style-name="P2" draw:layer="layout" svg:width="1.27cm" svg:height="1.524cm" svg:x="8.242cm" svg:y="17.482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20" draw:text-style-name="P2" draw:layer="layout" svg:x1="8.89cm" svg:y1="14.68cm" svg:x2="8.89cm" svg:y2="19.006cm">
          <text:p/>
        </draw:line>
        <draw:line draw:style-name="gr19" draw:text-style-name="P2" draw:layer="layout" svg:x1="5.69cm" svg:y1="14.68cm" svg:x2="5.69cm" svg:y2="20.55cm">
          <text:p/>
        </draw:line>
        <draw:line draw:style-name="gr19" draw:text-style-name="P2" draw:layer="layout" svg:x1="21.29cm" svg:y1="14.68cm" svg:x2="21.29cm" svg:y2="19.026cm">
          <text:p/>
        </draw:line>
        <draw:line draw:style-name="gr19" draw:text-style-name="P2" draw:layer="layout" svg:x1="6.604cm" svg:y1="15.188cm" svg:x2="5.69cm" svg:y2="15.188cm">
          <text:p/>
        </draw:line>
        <draw:line draw:style-name="gr19" draw:text-style-name="P2" draw:layer="layout" svg:x1="7.62cm" svg:y1="15.188cm" svg:x2="8.89cm" svg:y2="15.188cm">
          <text:p/>
        </draw:line>
        <draw:frame draw:style-name="gr5" draw:text-style-name="P5" draw:layer="layout" svg:width="1.205cm" svg:height="0.962cm" svg:x="6.604cm" svg:y="14.788cm">
          <draw:text-box>
            <text:p><text:span text:style-name="T4">L1</text:span></text:p>
          </draw:text-box>
        </draw:frame>
        <draw:line draw:style-name="gr19" draw:text-style-name="P2" draw:layer="layout" svg:x1="12.804cm" svg:y1="15.188cm" svg:x2="8.89cm" svg:y2="15.188cm">
          <text:p/>
        </draw:line>
        <draw:line draw:style-name="gr19" draw:text-style-name="P2" draw:layer="layout" svg:x1="14.224cm" svg:y1="15.188cm" svg:x2="21.29cm" svg:y2="15.188cm">
          <text:p/>
        </draw:line>
        <draw:frame draw:style-name="gr5" draw:text-style-name="P5" draw:layer="layout" svg:width="1.205cm" svg:height="0.962cm" svg:x="12.804cm" svg:y="14.788cm">
          <draw:text-box>
            <text:p><text:span text:style-name="T4">L2</text:span></text:p>
          </draw:text-box>
        </draw:frame>
        <draw:frame draw:style-name="gr11" draw:text-style-name="P5" draw:layer="layout" svg:width="1.455cm" svg:height="0.962cm" svg:x="6.419cm" svg:y="15.978cm">
          <draw:text-box>
            <text:p><text:span text:style-name="T4">W1</text:span></text:p>
          </draw:text-box>
        </draw:frame>
        <draw:frame draw:style-name="gr11" draw:text-style-name="P5" draw:layer="layout" svg:width="1.455cm" svg:height="0.962cm" svg:x="22.119cm" svg:y="15.978cm">
          <draw:text-box>
            <text:p><text:span text:style-name="T4">W2</text:span></text:p>
          </draw:text-box>
        </draw:frame>
        <draw:frame draw:style-name="gr5" draw:text-style-name="P7" draw:layer="layout" svg:width="4.464cm" svg:height="0.962cm" svg:x="11.176cm" svg:y="9.374cm">
          <draw:text-box>
            <text:p><text:span text:style-name="T6">W = W1 + W2</text:span></text:p>
          </draw:text-box>
        </draw:frame>
        <draw:frame draw:style-name="gr5" draw:text-style-name="P5" draw:layer="layout" svg:width="23.243cm" svg:height="0.962cm" svg:x="0.616cm" svg:y="13.184cm">
          <draw:text-box>
            <text:p><text:span text:style-name="T4">Also, as in a seesaw, a fulcrum with two weights, the Moments must sum to zero.</text:span></text:p>
          </draw:text-box>
        </draw:frame>
        <draw:frame draw:style-name="gr5" draw:text-style-name="P7" draw:layer="layout" svg:width="5.819cm" svg:height="0.962cm" svg:x="10.922cm" svg:y="19.242cm">
          <draw:text-box>
            <text:p><text:span text:style-name="T6">W1 * L1 = W2 * L2</text:span></text:p>
          </draw:text-box>
        </draw:frame>
        <draw:frame draw:style-name="gr5" draw:text-style-name="P5" draw:layer="layout" svg:width="26.859cm" svg:height="0.962cm" svg:x="0.617cm" svg:y="5.084cm">
          <draw:text-box>
            <text:p><text:span text:style-name="T4">The weight on the two support points must sum to the weight placed anywhere between them.</text:span></text:p>
          </draw:text-box>
        </draw:frame>
        <presentation:notes draw:style-name="dp2">
          <draw:page-thumbnail draw:style-name="gr1" draw:layer="layout" svg:width="13.968cm" svg:height="10.476cm" svg:x="3.81cm" svg:y="2.123cm" draw:page-number="13" presentation:class="page"/>
          <draw:frame presentation:style-name="pr2" draw:text-style-name="P1"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draw:frame presentation:style-name="pr3" draw:layer="layout" svg:width="25.199cm" svg:height="3.506cm" svg:x="1.4cm" svg:y="0.837cm" presentation:class="title" presentation:user-transformed="true">
          <draw:text-box>
            <text:p>Calculating weight W<text:line-break/>and center of gravity {X,Y}</text:p>
          </draw:text-box>
        </draw:frame>
        <draw:frame draw:style-name="gr21" draw:text-style-name="P5" draw:layer="layout" svg:width="10.668cm" svg:height="14.732cm" svg:x="17.018cm" svg:y="5.08cm">
          <draw:text-box>
            <text:p><text:span text:style-name="T4">Given the weights read by the</text:span></text:p>
            <text:p><text:span text:style-name="T4">Load Sensors A, B, C, and D</text:span></text:p>
            <text:p><text:span text:style-name="T4">and knowing the scale dimensions</text:span></text:p>
            <text:p><text:span text:style-name="T4">U and V, calculate X, Y, and W.</text:span></text:p>
            <text:p><text:span text:style-name="T4"/></text:p>
            <text:p><text:span text:style-name="T4">W = A + B + C + D</text:span></text:p>
            <text:p><text:span text:style-name="T4"/></text:p>
            <text:p><text:span text:style-name="T4">To calculate X and Y, we use a</text:span></text:p>
            <text:p><text:span text:style-name="T4">property of the center of gravity:</text:span></text:p>
            <text:p><text:span text:style-name="T4">that for any line going through the</text:span></text:p>
            <text:p><text:span text:style-name="T4">center of gravity, the Moments on</text:span></text:p>
            <text:p><text:span text:style-name="T4">one side of the line balance (equal)</text:span></text:p>
            <text:p><text:span text:style-name="T4">those on the other side of the line. </text:span></text:p>
          </draw:text-box>
        </draw:frame>
        <draw:custom-shape draw:style-name="gr7" draw:text-style-name="P2" draw:layer="layout" svg:width="11.684cm" svg:height="11.684cm" svg:x="2.882cm" svg:y="6.089cm">
          <text:p/>
          <draw:enhanced-geometry svg:viewBox="0 0 21600 21600" draw:mirror-horizontal="false" draw:mirror-vertical="false" draw:type="rectangle" draw:enhanced-path="M 0 0 L 21600 0 21600 21600 0 21600 0 0 Z N"/>
        </draw:custom-shape>
        <draw:frame draw:style-name="gr13" draw:layer="layout" svg:width="0.925cm" svg:height="0.962cm" svg:x="1.612cm" svg:y="17.773cm">
          <draw:text-box>
            <text:p>A</text:p>
          </draw:text-box>
        </draw:frame>
        <draw:frame draw:style-name="gr14" draw:layer="layout" svg:width="0.959cm" svg:height="0.962cm" svg:x="1.613cm" svg:y="5.173cm">
          <draw:text-box>
            <text:p>D</text:p>
          </draw:text-box>
        </draw:frame>
        <draw:frame draw:style-name="gr13" draw:text-style-name="P6" draw:layer="layout" svg:width="0.925cm" svg:height="0.962cm" svg:x="14.912cm" svg:y="17.773cm">
          <draw:text-box>
            <text:p>B</text:p>
          </draw:text-box>
        </draw:frame>
        <draw:frame draw:style-name="gr15" draw:layer="layout" svg:width="0.959cm" svg:height="0.962cm" svg:x="14.913cm" svg:y="5.173cm">
          <draw:text-box>
            <text:p>C</text:p>
          </draw:text-box>
        </draw:frame>
        <draw:line draw:style-name="gr2" draw:text-style-name="P2" draw:layer="layout" svg:x1="12.534cm" svg:y1="13.201cm" svg:x2="11.772cm" svg:y2="14.217cm">
          <text:p/>
        </draw:line>
        <draw:line draw:style-name="gr2" draw:text-style-name="P2" draw:layer="layout" svg:x1="12.545cm" svg:y1="14.209cm" svg:x2="11.761cm" svg:y2="13.21cm">
          <text:p/>
        </draw:line>
        <draw:line draw:style-name="gr2" draw:text-style-name="P2" draw:layer="layout" svg:x1="14.566cm" svg:y1="13.709cm" svg:x2="2.882cm" svg:y2="13.709cm">
          <text:p/>
        </draw:line>
        <draw:line draw:style-name="gr2" draw:text-style-name="P2" draw:layer="layout" svg:x1="12.18cm" svg:y1="17.773cm" svg:x2="12.18cm" svg:y2="6.089cm">
          <text:p/>
        </draw:line>
        <draw:frame draw:style-name="gr16" draw:layer="layout" svg:width="1.103cm" svg:height="0.962cm" svg:x="10.414cm" svg:y="12.192cm">
          <draw:text-box>
            <text:p>W</text:p>
          </draw:text-box>
        </draw:frame>
        <draw:line draw:style-name="gr2" draw:text-style-name="P2" draw:layer="layout" svg:x1="2.882cm" svg:y1="18.027cm" svg:x2="2.882cm" svg:y2="20.313cm">
          <text:p/>
        </draw:line>
        <draw:line draw:style-name="gr2" draw:text-style-name="P2" draw:layer="layout" svg:x1="14.582cm" svg:y1="18.027cm" svg:x2="14.582cm" svg:y2="20.313cm">
          <text:p/>
        </draw:line>
        <draw:line draw:style-name="gr19" draw:text-style-name="P2" draw:layer="layout" svg:x1="7.962cm" svg:y1="19.805cm" svg:x2="14.582cm" svg:y2="19.805cm">
          <text:p/>
        </draw:line>
        <draw:frame draw:style-name="gr14" draw:layer="layout" svg:width="0.959cm" svg:height="0.962cm" svg:x="6.746cm" svg:y="19.297cm">
          <draw:text-box>
            <text:p>U</text:p>
          </draw:text-box>
        </draw:frame>
        <draw:line draw:style-name="gr19" draw:text-style-name="P2" draw:layer="layout" svg:x1="6.438cm" svg:y1="19.805cm" svg:x2="2.882cm" svg:y2="19.805cm">
          <text:p/>
        </draw:line>
        <draw:line draw:style-name="gr2" draw:text-style-name="P2" draw:layer="layout" svg:x1="2.537cm" svg:y1="17.773cm" svg:x2="0.596cm" svg:y2="17.773cm">
          <text:p/>
        </draw:line>
        <draw:line draw:style-name="gr2" draw:text-style-name="P2" draw:layer="layout" svg:x1="2.538cm" svg:y1="6.173cm" svg:x2="0.597cm" svg:y2="6.173cm">
          <text:p/>
        </draw:line>
        <draw:line draw:style-name="gr19" draw:text-style-name="P2" draw:layer="layout" svg:x1="0.95cm" svg:y1="12.439cm" svg:x2="0.95cm" svg:y2="17.773cm">
          <text:p/>
        </draw:line>
        <draw:frame draw:style-name="gr13" draw:layer="layout" svg:width="0.925cm" svg:height="0.962cm" svg:x="0.442cm" svg:y="11.169cm">
          <draw:text-box>
            <text:p>V</text:p>
          </draw:text-box>
        </draw:frame>
        <draw:line draw:style-name="gr19" draw:text-style-name="P2" draw:layer="layout" svg:x1="0.95cm" svg:y1="10.915cm" svg:x2="0.95cm" svg:y2="6.173cm">
          <text:p/>
        </draw:line>
        <draw:line draw:style-name="gr2" draw:text-style-name="P2" draw:layer="layout" svg:x1="12.18cm" svg:y1="18.027cm" svg:x2="12.18cm" svg:y2="19.297cm">
          <text:p/>
        </draw:line>
        <draw:line draw:style-name="gr19" draw:text-style-name="P2" draw:layer="layout" svg:x1="5.562cm" svg:y1="18.705cm" svg:x2="12.182cm" svg:y2="18.705cm">
          <text:p/>
        </draw:line>
        <draw:line draw:style-name="gr19" draw:text-style-name="P2" draw:layer="layout" svg:x1="4.406cm" svg:y1="18.705cm" svg:x2="2.882cm" svg:y2="18.705cm">
          <text:p/>
        </draw:line>
        <draw:frame draw:style-name="gr13" draw:layer="layout" svg:width="0.925cm" svg:height="0.962cm" svg:x="4.447cm" svg:y="18.297cm">
          <draw:text-box>
            <text:p>X</text:p>
          </draw:text-box>
        </draw:frame>
        <draw:line draw:style-name="gr19" draw:text-style-name="P2" draw:layer="layout" svg:x1="2.151cm" svg:y1="16.503cm" svg:x2="2.151cm" svg:y2="17.773cm">
          <text:p/>
        </draw:line>
        <draw:frame draw:style-name="gr22" draw:layer="layout" svg:width="0.925cm" svg:height="0.962cm" svg:x="1.643cm" svg:y="15.569cm">
          <draw:text-box>
            <text:p>Y</text:p>
          </draw:text-box>
        </draw:frame>
        <draw:line draw:style-name="gr19" draw:text-style-name="P2" draw:layer="layout" svg:x1="2.12cm" svg:y1="15.233cm" svg:x2="2.12cm" svg:y2="13.773cm">
          <text:p/>
        </draw:line>
        <draw:line draw:style-name="gr2" draw:text-style-name="P2" draw:layer="layout" svg:x1="2.539cm" svg:y1="13.773cm" svg:x2="1.358cm" svg:y2="13.773cm">
          <text:p/>
        </draw:line>
        <presentation:notes draw:style-name="dp2">
          <draw:page-thumbnail draw:style-name="gr1" draw:layer="layout" svg:width="13.968cm" svg:height="10.476cm" svg:x="3.81cm" svg:y="2.123cm" draw:page-number="14" presentation:class="page"/>
          <draw:frame presentation:style-name="pr2" draw:text-style-name="P1"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draw:frame presentation:style-name="pr3" draw:layer="layout" svg:width="25.199cm" svg:height="3.506cm" svg:x="1.4cm" svg:y="0.837cm" presentation:class="title" presentation:user-transformed="true">
          <draw:text-box>
            <text:p>Calculating X</text:p>
          </draw:text-box>
        </draw:frame>
        <draw:frame draw:style-name="gr21" draw:text-style-name="P5" draw:layer="layout" svg:width="11.077cm" svg:height="14.732cm" svg:x="17.018cm" svg:y="5.08cm">
          <draw:text-box>
            <text:p><text:span text:style-name="T4">Imagine a knife-edged fulcrum is</text:span></text:p>
            <text:p><text:span text:style-name="T4">under the line PQ. <text:s/>Because PQ goes</text:span></text:p>
            <text:p><text:span text:style-name="T4">through the center of gravity, the</text:span></text:p>
            <text:p><text:span text:style-name="T4">Moments perpendicular to that line</text:span></text:p>
            <text:p><text:span text:style-name="T4">segment must sum to zero.</text:span></text:p>
            <text:p><text:span text:style-name="T4"/></text:p>
            <text:p><text:span text:style-name="T4">AX + DX = C(U-X) + B(U-X)</text:span></text:p>
            <text:p><text:span text:style-name="T4">so</text:span></text:p>
            <text:p><text:span text:style-name="T4">AX + BX + CX + DX = CU + BU</text:span></text:p>
            <text:p><text:span text:style-name="T4">so </text:span></text:p>
            <text:p><text:span text:style-name="T6"/></text:p>
            <text:p><text:span text:style-name="T6">X = (C + B) / (A + B + C + D) * U</text:span></text:p>
          </draw:text-box>
        </draw:frame>
        <draw:custom-shape draw:style-name="gr7" draw:text-style-name="P2" draw:layer="layout" svg:width="11.684cm" svg:height="11.684cm" svg:x="2.882cm" svg:y="6.089cm">
          <text:p/>
          <draw:enhanced-geometry svg:viewBox="0 0 21600 21600" draw:mirror-horizontal="false" draw:mirror-vertical="false" draw:type="rectangle" draw:enhanced-path="M 0 0 L 21600 0 21600 21600 0 21600 0 0 Z N"/>
        </draw:custom-shape>
        <draw:frame draw:style-name="gr13" draw:layer="layout" svg:width="0.925cm" svg:height="0.962cm" svg:x="1.612cm" svg:y="17.773cm">
          <draw:text-box>
            <text:p>A</text:p>
          </draw:text-box>
        </draw:frame>
        <draw:frame draw:style-name="gr14" draw:layer="layout" svg:width="0.959cm" svg:height="0.962cm" svg:x="1.613cm" svg:y="5.173cm">
          <draw:text-box>
            <text:p>D</text:p>
          </draw:text-box>
        </draw:frame>
        <draw:frame draw:style-name="gr13" draw:text-style-name="P6" draw:layer="layout" svg:width="0.925cm" svg:height="0.962cm" svg:x="14.912cm" svg:y="17.773cm">
          <draw:text-box>
            <text:p>B</text:p>
          </draw:text-box>
        </draw:frame>
        <draw:frame draw:style-name="gr15" draw:layer="layout" svg:width="0.959cm" svg:height="0.962cm" svg:x="14.913cm" svg:y="5.173cm">
          <draw:text-box>
            <text:p>C</text:p>
          </draw:text-box>
        </draw:frame>
        <draw:line draw:style-name="gr2" draw:text-style-name="P2" draw:layer="layout" svg:x1="12.534cm" svg:y1="13.201cm" svg:x2="11.772cm" svg:y2="14.217cm">
          <text:p/>
        </draw:line>
        <draw:line draw:style-name="gr2" draw:text-style-name="P2" draw:layer="layout" svg:x1="12.545cm" svg:y1="14.209cm" svg:x2="11.761cm" svg:y2="13.21cm">
          <text:p/>
        </draw:line>
        <draw:line draw:style-name="gr2" draw:text-style-name="P2" draw:layer="layout" svg:x1="12.18cm" svg:y1="17.773cm" svg:x2="12.18cm" svg:y2="6.089cm">
          <text:p/>
        </draw:line>
        <draw:frame draw:style-name="gr16" draw:layer="layout" svg:width="1.103cm" svg:height="0.962cm" svg:x="10.414cm" svg:y="12.192cm">
          <draw:text-box>
            <text:p>W</text:p>
          </draw:text-box>
        </draw:frame>
        <draw:line draw:style-name="gr2" draw:text-style-name="P2" draw:layer="layout" svg:x1="2.882cm" svg:y1="18.027cm" svg:x2="2.882cm" svg:y2="20.313cm">
          <text:p/>
        </draw:line>
        <draw:line draw:style-name="gr2" draw:text-style-name="P2" draw:layer="layout" svg:x1="14.582cm" svg:y1="18.027cm" svg:x2="14.582cm" svg:y2="20.313cm">
          <text:p/>
        </draw:line>
        <draw:line draw:style-name="gr19" draw:text-style-name="P2" draw:layer="layout" svg:x1="7.962cm" svg:y1="19.805cm" svg:x2="14.582cm" svg:y2="19.805cm">
          <text:p/>
        </draw:line>
        <draw:frame draw:style-name="gr14" draw:layer="layout" svg:width="0.959cm" svg:height="0.962cm" svg:x="6.746cm" svg:y="19.297cm">
          <draw:text-box>
            <text:p>U</text:p>
          </draw:text-box>
        </draw:frame>
        <draw:line draw:style-name="gr19" draw:text-style-name="P2" draw:layer="layout" svg:x1="6.438cm" svg:y1="19.805cm" svg:x2="2.882cm" svg:y2="19.805cm">
          <text:p/>
        </draw:line>
        <draw:line draw:style-name="gr2" draw:text-style-name="P2" draw:layer="layout" svg:x1="12.18cm" svg:y1="18.027cm" svg:x2="12.18cm" svg:y2="19.297cm">
          <text:p/>
        </draw:line>
        <draw:line draw:style-name="gr19" draw:text-style-name="P2" draw:layer="layout" svg:x1="5.562cm" svg:y1="18.705cm" svg:x2="12.182cm" svg:y2="18.705cm">
          <text:p/>
        </draw:line>
        <draw:line draw:style-name="gr19" draw:text-style-name="P2" draw:layer="layout" svg:x1="4.406cm" svg:y1="18.705cm" svg:x2="2.882cm" svg:y2="18.705cm">
          <text:p/>
        </draw:line>
        <draw:frame draw:style-name="gr13" draw:layer="layout" svg:width="0.925cm" svg:height="0.962cm" svg:x="4.447cm" svg:y="18.297cm">
          <draw:text-box>
            <text:p>X</text:p>
          </draw:text-box>
        </draw:frame>
        <draw:frame draw:style-name="gr5" draw:layer="layout" svg:width="0.925cm" svg:height="0.962cm" svg:x="12.146cm" svg:y="16.911cm">
          <draw:text-box>
            <text:p>P</text:p>
          </draw:text-box>
        </draw:frame>
        <draw:frame draw:style-name="gr5" draw:layer="layout" svg:width="0.997cm" svg:height="0.962cm" svg:x="12.147cm" svg:y="6.111cm">
          <draw:text-box>
            <text:p>Q</text:p>
          </draw:text-box>
        </draw:frame>
        <presentation:notes draw:style-name="dp2">
          <draw:page-thumbnail draw:style-name="gr1" draw:layer="layout" svg:width="13.968cm" svg:height="10.476cm" svg:x="3.81cm" svg:y="2.123cm" draw:page-number="15" presentation:class="page"/>
          <draw:frame presentation:style-name="pr2" draw:text-style-name="P1"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1">
        <draw:frame presentation:style-name="pr3" draw:layer="layout" svg:width="25.199cm" svg:height="3.506cm" svg:x="1.4cm" svg:y="0.837cm" presentation:class="title" presentation:user-transformed="true">
          <draw:text-box>
            <text:p>Calculating Y</text:p>
          </draw:text-box>
        </draw:frame>
        <draw:frame draw:style-name="gr21" draw:text-style-name="P5" draw:layer="layout" svg:width="11.001cm" svg:height="14.732cm" svg:x="17.018cm" svg:y="5.08cm">
          <draw:text-box>
            <text:p><text:span text:style-name="T4">We calculate Y in the same way</text:span></text:p>
            <text:p><text:span text:style-name="T4">we calculated X:</text:span></text:p>
            <text:p><text:span text:style-name="T4"/></text:p>
            <text:p><text:span text:style-name="T4">Imagine a knife-edged fulcrum is</text:span></text:p>
            <text:p><text:span text:style-name="T4">under the line RS. <text:s/>Because RS goes</text:span></text:p>
            <text:p><text:span text:style-name="T4">through the center of gravity, the</text:span></text:p>
            <text:p><text:span text:style-name="T4">Moments perpendicular to that line</text:span></text:p>
            <text:p><text:span text:style-name="T4">segment must sum to zero.</text:span></text:p>
            <text:p><text:span text:style-name="T4"/></text:p>
            <text:p><text:span text:style-name="T4">AY + BY = C(V-Y) + D(V-Y)</text:span></text:p>
            <text:p><text:span text:style-name="T4">so</text:span></text:p>
            <text:p><text:span text:style-name="T4">AY + BY + CY + DY = CU + DU</text:span></text:p>
            <text:p><text:span text:style-name="T4">so </text:span></text:p>
            <text:p><text:span text:style-name="T6"/></text:p>
            <text:p><text:span text:style-name="T6">Y = (C + D) / (A + B + C + D) * V</text:span></text:p>
          </draw:text-box>
        </draw:frame>
        <draw:custom-shape draw:style-name="gr7" draw:text-style-name="P2" draw:layer="layout" svg:width="11.684cm" svg:height="11.684cm" svg:x="2.882cm" svg:y="6.089cm">
          <text:p/>
          <draw:enhanced-geometry svg:viewBox="0 0 21600 21600" draw:mirror-horizontal="false" draw:mirror-vertical="false" draw:type="rectangle" draw:enhanced-path="M 0 0 L 21600 0 21600 21600 0 21600 0 0 Z N"/>
        </draw:custom-shape>
        <draw:frame draw:style-name="gr13" draw:layer="layout" svg:width="0.925cm" svg:height="0.962cm" svg:x="1.612cm" svg:y="17.773cm">
          <draw:text-box>
            <text:p>A</text:p>
          </draw:text-box>
        </draw:frame>
        <draw:frame draw:style-name="gr14" draw:layer="layout" svg:width="0.959cm" svg:height="0.962cm" svg:x="1.613cm" svg:y="5.173cm">
          <draw:text-box>
            <text:p>D</text:p>
          </draw:text-box>
        </draw:frame>
        <draw:frame draw:style-name="gr13" draw:text-style-name="P6" draw:layer="layout" svg:width="0.925cm" svg:height="0.962cm" svg:x="14.912cm" svg:y="17.773cm">
          <draw:text-box>
            <text:p>B</text:p>
          </draw:text-box>
        </draw:frame>
        <draw:frame draw:style-name="gr15" draw:layer="layout" svg:width="0.959cm" svg:height="0.962cm" svg:x="14.913cm" svg:y="5.173cm">
          <draw:text-box>
            <text:p>C</text:p>
          </draw:text-box>
        </draw:frame>
        <draw:line draw:style-name="gr2" draw:text-style-name="P2" draw:layer="layout" svg:x1="12.534cm" svg:y1="13.201cm" svg:x2="11.772cm" svg:y2="14.217cm">
          <text:p/>
        </draw:line>
        <draw:line draw:style-name="gr2" draw:text-style-name="P2" draw:layer="layout" svg:x1="12.545cm" svg:y1="14.209cm" svg:x2="11.761cm" svg:y2="13.21cm">
          <text:p/>
        </draw:line>
        <draw:line draw:style-name="gr2" draw:text-style-name="P2" draw:layer="layout" svg:x1="14.566cm" svg:y1="13.709cm" svg:x2="2.882cm" svg:y2="13.709cm">
          <text:p/>
        </draw:line>
        <draw:frame draw:style-name="gr16" draw:layer="layout" svg:width="1.103cm" svg:height="0.962cm" svg:x="10.414cm" svg:y="12.192cm">
          <draw:text-box>
            <text:p>W</text:p>
          </draw:text-box>
        </draw:frame>
        <draw:line draw:style-name="gr2" draw:text-style-name="P2" draw:layer="layout" svg:x1="2.537cm" svg:y1="17.773cm" svg:x2="0.596cm" svg:y2="17.773cm">
          <text:p/>
        </draw:line>
        <draw:line draw:style-name="gr2" draw:text-style-name="P2" draw:layer="layout" svg:x1="2.538cm" svg:y1="6.173cm" svg:x2="0.597cm" svg:y2="6.173cm">
          <text:p/>
        </draw:line>
        <draw:line draw:style-name="gr19" draw:text-style-name="P2" draw:layer="layout" svg:x1="0.95cm" svg:y1="12.439cm" svg:x2="0.95cm" svg:y2="17.773cm">
          <text:p/>
        </draw:line>
        <draw:frame draw:style-name="gr13" draw:layer="layout" svg:width="0.925cm" svg:height="0.962cm" svg:x="0.442cm" svg:y="11.169cm">
          <draw:text-box>
            <text:p>V</text:p>
          </draw:text-box>
        </draw:frame>
        <draw:line draw:style-name="gr19" draw:text-style-name="P2" draw:layer="layout" svg:x1="0.95cm" svg:y1="10.915cm" svg:x2="0.95cm" svg:y2="6.173cm">
          <text:p/>
        </draw:line>
        <draw:line draw:style-name="gr19" draw:text-style-name="P2" draw:layer="layout" svg:x1="2.151cm" svg:y1="16.503cm" svg:x2="2.151cm" svg:y2="17.773cm">
          <text:p/>
        </draw:line>
        <draw:frame draw:style-name="gr22" draw:layer="layout" svg:width="0.925cm" svg:height="0.962cm" svg:x="1.643cm" svg:y="15.569cm">
          <draw:text-box>
            <text:p>Y</text:p>
          </draw:text-box>
        </draw:frame>
        <draw:line draw:style-name="gr19" draw:text-style-name="P2" draw:layer="layout" svg:x1="2.12cm" svg:y1="15.233cm" svg:x2="2.12cm" svg:y2="13.773cm">
          <text:p/>
        </draw:line>
        <draw:line draw:style-name="gr2" draw:text-style-name="P2" draw:layer="layout" svg:x1="2.539cm" svg:y1="13.773cm" svg:x2="1.358cm" svg:y2="13.773cm">
          <text:p/>
        </draw:line>
        <draw:frame draw:style-name="gr5" draw:layer="layout" svg:width="0.959cm" svg:height="0.962cm" svg:x="2.847cm" svg:y="12.811cm">
          <draw:text-box>
            <text:p>R</text:p>
          </draw:text-box>
        </draw:frame>
        <draw:frame draw:style-name="gr5" draw:layer="layout" svg:width="0.925cm" svg:height="0.962cm" svg:x="13.648cm" svg:y="12.811cm">
          <draw:text-box>
            <text:p>S</text:p>
          </draw:text-box>
        </draw:frame>
        <presentation:notes draw:style-name="dp2">
          <draw:page-thumbnail draw:style-name="gr1" draw:layer="layout" svg:width="13.968cm" svg:height="10.476cm" svg:x="3.81cm" svg:y="2.123cm" draw:page-number="16" presentation:class="page"/>
          <draw:frame presentation:style-name="pr2" draw:text-style-name="P1"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1">
        <draw:frame presentation:style-name="pr3" draw:layer="layout" svg:width="25.199cm" svg:height="3.506cm" svg:x="1.4cm" svg:y="0.837cm" presentation:class="title" presentation:user-transformed="true">
          <draw:text-box>
            <text:p>The Dog's center of gravity and weight</text:p>
          </draw:text-box>
        </draw:frame>
        <draw:custom-shape draw:style-name="gr7" draw:text-style-name="P2" draw:layer="layout" svg:width="11.684cm" svg:height="11.684cm" svg:x="2.882cm" svg:y="5.589cm">
          <text:p/>
          <draw:enhanced-geometry svg:viewBox="0 0 21600 21600" draw:mirror-horizontal="false" draw:mirror-vertical="false" draw:type="rectangle" draw:enhanced-path="M 0 0 L 21600 0 21600 21600 0 21600 0 0 Z N"/>
        </draw:custom-shape>
        <draw:frame draw:style-name="gr13" draw:layer="layout" svg:width="0.925cm" svg:height="0.962cm" svg:x="1.612cm" svg:y="17.273cm">
          <draw:text-box>
            <text:p>A</text:p>
          </draw:text-box>
        </draw:frame>
        <draw:frame draw:style-name="gr14" draw:layer="layout" svg:width="0.959cm" svg:height="0.962cm" svg:x="1.613cm" svg:y="4.673cm">
          <draw:text-box>
            <text:p>D</text:p>
          </draw:text-box>
        </draw:frame>
        <draw:frame draw:style-name="gr13" draw:text-style-name="P6" draw:layer="layout" svg:width="0.925cm" svg:height="0.962cm" svg:x="14.912cm" svg:y="17.273cm">
          <draw:text-box>
            <text:p>B</text:p>
          </draw:text-box>
        </draw:frame>
        <draw:frame draw:style-name="gr15" draw:layer="layout" svg:width="0.959cm" svg:height="0.962cm" svg:x="14.913cm" svg:y="4.673cm">
          <draw:text-box>
            <text:p>C</text:p>
          </draw:text-box>
        </draw:frame>
        <draw:line draw:style-name="gr2" draw:text-style-name="P2" draw:layer="layout" svg:x1="11.334cm" svg:y1="12.201cm" svg:x2="10.572cm" svg:y2="13.217cm">
          <text:p/>
        </draw:line>
        <draw:line draw:style-name="gr2" draw:text-style-name="P2" draw:layer="layout" svg:x1="11.345cm" svg:y1="13.209cm" svg:x2="10.561cm" svg:y2="12.21cm">
          <text:p/>
        </draw:line>
        <draw:frame draw:style-name="gr16" draw:layer="layout" svg:width="1.103cm" svg:height="0.962cm" svg:x="11.334cm" svg:y="11.439cm">
          <draw:text-box>
            <text:p>W</text:p>
          </draw:text-box>
        </draw:frame>
        <draw:frame draw:style-name="gr23" draw:layer="layout" svg:width="10.414cm" svg:height="18.026cm" svg:x="16.764cm" svg:y="2.642cm">
          <draw:text-box>
            <text:p><text:span text:style-name="T7">What we've measured so far is the weight and center of gravity of the combined plywood top plus Pippa (the dog).</text:span></text:p>
            <text:p><text:span text:style-name="T7"/></text:p>
            <text:p><text:span text:style-name="T7">To calculate the location of Pippa's center of gravity and her weight, we have to do one more lever calculation: Imagine a fulcrum at W</text:span></text:p>
            <text:p><text:span text:style-name="T7"/></text:p>
            <text:p><text:span text:style-name="T7">T * L1 = P * L2</text:span></text:p>
            <text:p><text:span text:style-name="T7">W = T + P</text:span></text:p>
            <text:p><text:span text:style-name="T7"/></text:p>
            <text:p><text:span text:style-name="T7">We know T (plywood weight) from calibration.</text:span></text:p>
            <text:p><text:span text:style-name="T7">We know L1 and W from our calculations from A, B, C, and D.</text:span></text:p>
            <text:p><text:span text:style-name="T7">Find P (Pippa's weight) and L2.</text:span></text:p>
            <text:p><text:span text:style-name="T7"/></text:p>
            <text:p><text:span text:style-name="T7">So</text:span></text:p>
            <text:p><text:span text:style-name="T7">P = W – T</text:span></text:p>
            <text:p><text:span text:style-name="T7">L2 = T * L1 / P</text:span></text:p>
            <text:p><text:span text:style-name="T7">From there we can use vector addition to calculate the X and Y of Pippa's center of gravity</text:span></text:p>
          </draw:text-box>
        </draw:frame>
        <draw:line draw:style-name="gr2" draw:text-style-name="P2" draw:layer="layout" svg:x1="9.134cm" svg:y1="10.902cm" svg:x2="8.372cm" svg:y2="11.918cm">
          <text:p/>
        </draw:line>
        <draw:line draw:style-name="gr2" draw:text-style-name="P2" draw:layer="layout" svg:x1="9.145cm" svg:y1="11.91cm" svg:x2="8.361cm" svg:y2="10.911cm">
          <text:p/>
        </draw:line>
        <draw:frame draw:style-name="gr16" draw:layer="layout" svg:width="4.328cm" svg:height="0.962cm" svg:x="9.134cm" svg:y="10.14cm">
          <draw:text-box>
            <text:p>T</text:p>
          </draw:text-box>
        </draw:frame>
        <draw:line draw:style-name="gr24" draw:text-style-name="P2" draw:layer="layout" svg:x1="2.882cm" svg:y1="11.43cm" svg:x2="14.566cm" svg:y2="11.43cm">
          <text:p/>
        </draw:line>
        <draw:line draw:style-name="gr24" draw:text-style-name="P2" draw:layer="layout" svg:x1="8.736cm" svg:y1="17.273cm" svg:x2="8.736cm" svg:y2="5.589cm">
          <text:p/>
        </draw:line>
        <draw:line draw:style-name="gr2" draw:text-style-name="P2" draw:layer="layout" svg:x1="12.634cm" svg:y1="13.002cm" svg:x2="11.872cm" svg:y2="14.018cm">
          <text:p/>
        </draw:line>
        <draw:line draw:style-name="gr2" draw:text-style-name="P2" draw:layer="layout" svg:x1="12.645cm" svg:y1="14.01cm" svg:x2="11.861cm" svg:y2="13.011cm">
          <text:p/>
        </draw:line>
        <draw:frame draw:style-name="gr16" draw:layer="layout" svg:width="1.103cm" svg:height="0.962cm" svg:x="12.634cm" svg:y="12.24cm">
          <draw:text-box>
            <text:p>P</text:p>
          </draw:text-box>
        </draw:frame>
        <draw:line draw:style-name="gr2" draw:text-style-name="P2" draw:layer="layout" svg:x1="8.736cm" svg:y1="11.43cm" svg:x2="12.192cm" svg:y2="13.462cm">
          <text:p/>
        </draw:line>
        <draw:frame draw:style-name="gr5" draw:layer="layout" svg:width="1.205cm" svg:height="0.962cm" svg:x="9.144cm" svg:y="12.446cm">
          <draw:text-box>
            <text:p>L1</text:p>
          </draw:text-box>
        </draw:frame>
        <draw:frame draw:style-name="gr5" draw:layer="layout" svg:width="1.205cm" svg:height="0.962cm" svg:x="10.922cm" svg:y="13.217cm">
          <draw:text-box>
            <text:p>L2</text:p>
          </draw:text-box>
        </draw:frame>
        <presentation:notes draw:style-name="dp2">
          <draw:page-thumbnail draw:style-name="gr1" draw:layer="layout" svg:width="13.968cm" svg:height="10.476cm" svg:x="3.81cm" svg:y="2.123cm" draw:page-number="17" presentation:class="page"/>
          <draw:frame presentation:style-name="pr2" draw:text-style-name="P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draw:stroke-dash draw:name="Ultrafine_20_2_20_Dots_20_3_20_Dashes" draw:display-name="Ultrafine 2 Dots 3 Dashes" draw:style="rect" draw:dots1="2" draw:dots1-length="0.051cm" draw:dots2="3" draw:dots2-length="0.254cm" draw:distance="0.127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4-15T20:26:11.684894984</meta:creation-date>
    <meta:generator>LibreOffice/4.2.8.2$Linux_X86_64 LibreOffice_project/420m0$Build-2</meta:generator>
    <dc:date>2016-05-19T22:18:54.765957269</dc:date>
    <meta:editing-duration>PT3H30M38S</meta:editing-duration>
    <meta:editing-cycles>52</meta:editing-cycles>
    <meta:document-statistic meta:object-count="343"/>
  </office:meta>
</office:document-meta>
</file>